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" svg:font-family="Arial"/>
    <style:font-face style:name="Nachlieli CLM2" svg:font-family="'Nachlieli CLM'"/>
    <style:font-face style:name="Arial2" svg:font-family="Arial" style:font-family-generic="decorative"/>
    <style:font-face style:name="ＭＳ Ｐゴシック1" svg:font-family="'ＭＳ Ｐゴシック'" style:font-family-generic="decorative"/>
    <style:font-face style:name="Monospace" svg:font-family="Monospace" style:font-pitch="fixed"/>
    <style:font-face style:name="ＭＳ Ｐゴシック" svg:font-family="'ＭＳ Ｐゴシック'" style:font-pitch="fixed"/>
    <style:font-face style:name="David CLM" svg:font-family="'David CLM'" style:font-pitch="variable"/>
    <style:font-face style:name="Nachlieli CLM1" svg:font-family="'Nachlieli CLM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Miriam CLM" svg:font-family="'Miriam CLM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6.18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6.85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4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7.04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20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66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0.97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3.50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4.24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50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2.525cm"/>
    </style:style>
    <style:style style:name="gr18" style:family="graphic" style:parent-style-name="Object_20_with_20_no_20_fill_20_and_20_no_20_line">
      <style:graphic-properties draw:textarea-vertical-align="middle" draw:ole-draw-aspect="1" style:protect="siz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3.00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9.649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743cm"/>
    </style:style>
    <style:style style:name="pr4" style:family="presentation" style:parent-style-name="Default-title">
      <style:graphic-properties fo:min-height="3.874cm"/>
    </style:style>
    <style:style style:name="pr5" style:family="presentation" style:parent-style-name="Default-title">
      <style:graphic-properties fo:min-height="2.352cm"/>
    </style:style>
    <style:style style:name="pr6" style:family="presentation" style:parent-style-name="Default-title">
      <style:graphic-properties fo:min-height="3.473cm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style:writing-mode="rl-tb"/>
      <style:text-properties fo:font-size="40pt" fo:font-weight="bold" style:font-size-asian="40pt" style:font-weight-asian="bold" style:font-size-complex="40pt" style:font-weight-complex="bold"/>
    </style:style>
    <style:style style:name="P5" style:family="paragraph">
      <style:paragraph-properties fo:text-align="end" style:writing-mode="rl-tb"/>
    </style:style>
    <style:style style:name="P6" style:family="paragraph">
      <loext:graphic-properties draw:fill="none" draw:fill-color="#ffffff"/>
      <style:paragraph-properties fo:text-align="end" style:writing-mode="rl-tb"/>
      <style:text-properties style:font-name="Liberation Sans2" fo:font-size="36pt" style:font-size-asian="36pt" style:font-name-complex="Liberation Sans2" style:font-size-complex="36pt"/>
    </style:style>
    <style:style style:name="P7" style:family="paragraph">
      <style:paragraph-properties style:writing-mode="rl-tb"/>
      <style:text-properties fo:font-size="44pt" fo:font-weight="bold" style:font-size-asian="44pt" style:font-weight-asian="bold" style:font-size-complex="44pt" style:font-weight-complex="bold"/>
    </style:style>
    <style:style style:name="P8" style:family="paragraph">
      <loext:graphic-properties draw:fill="none" draw:fill-color="#ffffff"/>
      <style:paragraph-properties fo:text-align="end" style:writing-mode="rl-tb"/>
      <style:text-properties fo:color="#0000cc" style:font-name="Liberation Sans2" fo:font-size="36pt" style:font-size-asian="36pt" style:font-name-complex="Liberation Sans2" style:font-size-complex="36pt"/>
    </style:style>
    <style:style style:name="P9" style:family="paragraph">
      <style:paragraph-properties fo:text-align="start" style:writing-mode="lr-tb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 draw:fill-color="#ffffff"/>
      <style:paragraph-properties fo:text-align="end" style:writing-mode="rl-tb"/>
      <style:text-properties fo:color="#0000cc" style:font-name="Liberation Sans2" style:font-name-complex="Liberation Sans2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none" draw:fill-color="#ffffff"/>
      <style:text-properties style:font-name="Liberation Sans2" style:font-name-complex="Liberation Sans2"/>
    </style:style>
    <style:style style:name="P15" style:family="paragraph">
      <loext:graphic-properties draw:fill="none" draw:fill-color="#ffffff"/>
      <style:paragraph-properties fo:text-align="end" style:writing-mode="rl-tb"/>
      <style:text-properties style:font-name="Liberation Sans2" style:font-name-complex="Liberation Sans2"/>
    </style:style>
    <style:style style:name="P16" style:family="paragraph">
      <loext:graphic-properties draw:fill="none" draw:fill-color="#ffffff"/>
      <style:paragraph-properties fo:text-align="end" style:writing-mode="rl-tb"/>
      <style:text-properties fo:color="#0000ff" style:font-name="Liberation Sans2" fo:font-size="36pt" style:font-size-asian="36pt" style:font-name-complex="Liberation Sans2" style:font-size-complex="36pt"/>
    </style:style>
    <style:style style:name="P17" style:family="paragraph">
      <loext:graphic-properties draw:fill="none" draw:fill-color="#ffffff"/>
      <style:paragraph-properties fo:text-align="end" style:writing-mode="rl-tb"/>
      <style:text-properties fo:color="#006600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P18" style:family="paragraph">
      <loext:graphic-properties draw:fill="none" draw:fill-color="#ffffff"/>
      <style:paragraph-properties fo:text-align="end" style:writing-mode="rl-tb"/>
      <style:text-properties fo:color="#006600" style:font-name="Liberation Sans2" fo:font-size="36pt" fo:font-style="italic" fo:font-weight="bold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P19" style:family="paragraph">
      <loext:graphic-properties draw:fill="none" draw:fill-color="#ffffff"/>
      <style:paragraph-properties fo:text-align="end" style:writing-mode="rl-tb"/>
      <style:text-properties fo:color="#0000ff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text-align="start"/>
    </style:style>
    <style:style style:name="P22" style:family="paragraph">
      <loext:graphic-properties draw:fill="none" draw:fill-color="#ffffff"/>
      <style:text-properties fo:font-size="28pt" style:font-size-asian="28pt" style:font-size-complex="28pt"/>
    </style:style>
    <style:style style:name="P23" style:family="paragraph">
      <loext:graphic-properties draw:fill="none" draw:fill-color="#ffffff"/>
      <style:paragraph-properties fo:text-align="end" style:writing-mode="rl-tb"/>
      <style:text-properties fo:color="#000099" style:font-name="Liberation Sans2" fo:font-size="36pt" style:font-size-asian="36pt" style:font-name-complex="Liberation Sans2" style:font-size-complex="36pt"/>
    </style:style>
    <style:style style:name="P24" style:family="paragraph">
      <style:paragraph-properties fo:text-align="center"/>
    </style:style>
    <style:style style:name="P25" style:family="paragraph">
      <style:paragraph-properties style:writing-mode="lr-tb"/>
    </style:style>
    <style:style style:name="P26" style:family="paragraph">
      <loext:graphic-properties draw:fill="none" draw:fill-color="#ffffff"/>
      <style:paragraph-properties fo:text-align="end" style:writing-mode="rl-tb"/>
      <style:text-properties fo:color="#ff0000"/>
    </style:style>
    <style:style style:name="P27" style:family="paragraph">
      <loext:graphic-properties draw:fill="none" draw:fill-color="#ffffff"/>
      <style:paragraph-properties fo:text-align="end" style:writing-mode="rl-tb"/>
      <style:text-properties style:use-window-font-color="true"/>
    </style:style>
    <style:style style:name="T1" style:family="text">
      <style:text-properties fo:font-size="66pt" fo:font-weight="bold" style:font-size-asian="66pt" style:font-weight-asian="bold" style:font-name-complex="Liberation Sans3" style:font-size-complex="66pt" style:font-weight-complex="bold"/>
    </style:style>
    <style:style style:name="T2" style:family="text">
      <style:text-properties fo:font-size="80pt" fo:font-weight="bold" style:font-size-asian="80pt" style:font-weight-asian="bold" style:font-name-complex="Liberation Sans3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name-complex="Liberation Sans3" style:font-size-complex="40pt" style:font-weight-complex="bold"/>
    </style:style>
    <style:style style:name="T4" style:family="text">
      <style:text-properties fo:font-size="28pt" fo:font-weight="bold" style:font-size-asian="28pt" style:font-weight-asian="bold" style:font-name-complex="Liberation Sans3" style:font-size-complex="28pt" style:font-weight-complex="bold"/>
    </style:style>
    <style:style style:name="T5" style:family="text">
      <style:text-properties style:font-name="Liberation Sans2" fo:font-size="36pt" style:font-size-asian="36pt" style:font-name-complex="Liberation Sans2" style:font-size-complex="36pt"/>
    </style:style>
    <style:style style:name="T6" style:family="text">
      <style:text-properties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7" style:family="text">
      <style:text-properties fo:color="#009933" style:font-name="Liberation Sans2" fo:font-size="36pt" style:font-size-asian="36pt" style:font-name-complex="Liberation Sans2" style:font-size-complex="36pt"/>
    </style:style>
    <style:style style:name="T8" style:family="text">
      <style:text-properties fo:color="#ff0000" style:font-name="Liberation Sans2" fo:font-size="36pt" style:font-size-asian="36pt" style:font-name-complex="Liberation Sans2" style:font-size-complex="36pt"/>
    </style:style>
    <style:style style:name="T9" style:family="text">
      <style:text-properties fo:color="#990099" style:font-name="Liberation Sans2" fo:font-size="36pt" style:font-size-asian="36pt" style:font-name-complex="Liberation Sans2" style:font-size-complex="36pt"/>
    </style:style>
    <style:style style:name="T10" style:family="text">
      <style:text-properties fo:color="#990099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1" style:family="text">
      <style:text-properties fo:font-size="44pt" fo:font-weight="bold" style:font-size-asian="44pt" style:font-weight-asian="bold" style:font-name-complex="Liberation Sans3" style:font-size-complex="44pt" style:font-weight-complex="bold"/>
    </style:style>
    <style:style style:name="T12" style:family="text">
      <style:text-properties style:use-window-font-color="true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3" style:family="text">
      <style:text-properties style:use-window-font-color="true" style:font-name="Liberation Sans2" fo:font-size="36pt" style:font-size-asian="36pt" style:font-name-complex="Liberation Sans2" style:font-size-complex="36pt"/>
    </style:style>
    <style:style style:name="T14" style:family="text">
      <style:text-properties fo:color="#ff3333" style:font-name="Liberation Sans2" fo:font-size="36pt" style:font-size-asian="36pt" style:font-name-complex="Liberation Sans2" style:font-size-complex="36pt"/>
    </style:style>
    <style:style style:name="T15" style:family="text">
      <style:text-properties fo:color="#ff3333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6" style:family="text">
      <style:text-properties fo:color="#0066cc" style:font-name="Liberation Sans2" fo:font-size="36pt" style:font-size-asian="36pt" style:font-name-complex="Liberation Sans2" style:font-size-complex="36pt"/>
    </style:style>
    <style:style style:name="T17" style:family="text">
      <style:text-properties fo:color="#0066cc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8" style:family="text">
      <style:text-properties fo:color="#00cc00" style:font-name="Liberation Sans2" fo:font-size="36pt" style:font-size-asian="36pt" style:font-name-complex="Liberation Sans2" style:font-size-complex="36pt"/>
    </style:style>
    <style:style style:name="T19" style:family="text">
      <style:text-properties fo:color="#00cc00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20" style:family="text">
      <style:text-properties fo:color="#3333ff" style:font-name="Liberation Sans2" fo:font-size="36pt" style:font-size-asian="36pt" style:font-name-complex="Liberation Sans2" style:font-size-complex="36pt"/>
    </style:style>
    <style:style style:name="T21" style:family="text">
      <style:text-properties fo:color="#3333ff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22" style:family="text">
      <style:text-properties fo:color="#00cc00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23" style:family="text">
      <style:text-properties fo:color="#00cc00" style:font-name="Liberation Sans2" fo:font-size="36pt" fo:font-style="italic" fo:font-weight="bold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T24" style:family="text">
      <style:text-properties fo:color="#00cc00" style:text-position="-33% 58%" style:font-name="Liberation Sans2" fo:font-size="36pt" fo:font-style="italic" fo:font-weight="bold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T25" style:family="text">
      <style:text-properties fo:color="#00cc00" style:text-position="-33% 58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26" style:family="text">
      <style:text-properties fo:color="#00cc00" style:text-position="0% 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27" style:family="text">
      <style:text-properties fo:color="#0000cc" style:font-name="Liberation Sans2" fo:font-weight="bold" style:font-weight-asian="bold" style:font-name-complex="Liberation Sans2" style:font-weight-complex="bold"/>
    </style:style>
    <style:style style:name="T28" style:family="text">
      <style:text-properties fo:color="#0000cc" style:font-name="Liberation Sans2" style:font-name-complex="Liberation Sans2"/>
    </style:style>
    <style:style style:name="T29" style:family="text">
      <style:text-properties fo:color="#0000cc" style:font-name="Liberation Sans2" fo:font-style="italic" style:font-style-asian="italic" style:font-name-complex="Liberation Sans2" style:font-style-complex="italic"/>
    </style:style>
    <style:style style:name="T30" style:family="text">
      <style:text-properties fo:color="#009933" style:font-name="Liberation Sans2" style:font-name-complex="Liberation Sans2"/>
    </style:style>
    <style:style style:name="T31" style:family="text">
      <style:text-properties style:font-name="Liberation Sans2" fo:font-weight="normal" style:font-weight-asian="normal" style:font-name-complex="Liberation Sans2" style:font-weight-complex="normal"/>
    </style:style>
    <style:style style:name="T32" style:family="text">
      <style:text-properties style:font-name="Liberation Sans2" fo:font-weight="bold" style:font-weight-asian="bold" style:font-name-complex="Liberation Sans2" style:font-weight-complex="bold"/>
    </style:style>
    <style:style style:name="T33" style:family="text">
      <style:text-properties style:font-name="Liberation Sans2" style:font-name-complex="Liberation Sans2"/>
    </style:style>
    <style:style style:name="T34" style:family="text">
      <style:text-properties style:font-name="Liberation Sans2" fo:font-style="italic" fo:font-weight="bold" style:font-style-asian="italic" style:font-weight-asian="bold" style:font-name-complex="Liberation Sans2" style:font-style-complex="italic" style:font-weight-complex="bold"/>
    </style:style>
    <style:style style:name="T35" style:family="text">
      <style:text-properties fo:color="#6600cc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36" style:family="text">
      <style:text-properties fo:color="#6600cc" style:font-name="Liberation Sans2" fo:font-size="36pt" style:font-size-asian="36pt" style:font-name-complex="Liberation Sans2" style:font-size-complex="36pt"/>
    </style:style>
    <style:style style:name="T37" style:family="text">
      <style:text-properties fo:color="#6600cc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38" style:family="text">
      <style:text-properties fo:color="#6600cc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39" style:family="text">
      <style:text-properties fo:color="#6600cc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40" style:family="text">
      <style:text-properties fo:color="#6600cc" style:text-position="-33% 58%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41" style:family="text">
      <style:text-properties fo:color="#6600cc" style:text-position="-33% 58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42" style:family="text">
      <style:text-properties fo:color="#6600cc" style:text-position="0% 100%" style:font-name="Liberation Sans2" fo:font-size="26pt" fo:font-style="italic" fo:font-weight="normal" style:font-size-asian="26pt" style:font-style-asian="italic" style:font-weight-asian="normal" style:font-name-complex="Liberation Sans2" style:font-size-complex="26pt" style:font-style-complex="italic" style:font-weight-complex="normal"/>
    </style:style>
    <style:style style:name="T43" style:family="text">
      <style:text-properties fo:color="#009933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44" style:family="text">
      <style:text-properties fo:color="#009933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45" style:family="text">
      <style:text-properties fo:color="#0000cc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46" style:family="text">
      <style:text-properties fo:color="#0000ff" style:font-name="Liberation Sans2" fo:font-size="36pt" style:font-size-asian="36pt" style:font-name-complex="Liberation Sans2" style:font-size-complex="36pt"/>
    </style:style>
    <style:style style:name="T47" style:family="text">
      <style:text-properties fo:color="#0000ff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48" style:family="text">
      <style:text-properties style:use-window-font-color="true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49" style:family="text">
      <style:text-properties fo:color="#006600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50" style:family="text">
      <style:text-properties fo:color="#006600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51" style:family="text">
      <style:text-properties fo:color="#006600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52" style:family="text">
      <style:text-properties fo:color="#0000ff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53" style:family="text">
      <style:text-properties fo:color="#0000ff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54" style:family="text">
      <style:text-properties fo:color="#0000ff" style:text-position="33% 58%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55" style:family="text">
      <style:text-properties fo:color="#0000ff" style:text-position="-33% 58%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56" style:family="text">
      <style:text-properties fo:color="#0000ff" style:text-position="33% 58%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57" style:family="text">
      <style:text-properties fo:color="#990099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58" style:family="text">
      <style:text-properties fo:color="#990099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59" style:family="text">
      <style:text-properties fo:color="#990099" style:text-position="33% 58%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60" style:family="text">
      <style:text-properties fo:color="#ff3333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61" style:family="text">
      <style:text-properties fo:color="#ff3333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62" style:family="text">
      <style:text-properties fo:color="#ff3333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63" style:family="text">
      <style:text-properties fo:color="#ff3333" style:text-position="-33% 58%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64" style:family="text">
      <style:text-properties fo:color="#ff3333" style:font-name="Liberation Sans2" fo:font-size="36pt" fo:font-style="italic" fo:font-weight="bold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T65" style:family="text">
      <style:text-properties fo:font-size="28pt" style:font-size-asian="28pt" style:font-size-complex="28pt"/>
    </style:style>
    <style:style style:name="T66" style:family="text">
      <style:text-properties fo:color="#000099" style:font-name="Liberation Sans2" fo:font-size="36pt" style:font-size-asian="36pt" style:font-name-complex="Liberation Sans2" style:font-size-complex="36pt"/>
    </style:style>
    <style:style style:name="T67" style:family="text">
      <style:text-properties fo:color="#000099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68" style:family="text">
      <style:text-properties fo:color="#009900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69" style:family="text">
      <style:text-properties fo:color="#009900" style:font-name="Liberation Sans2" fo:font-size="36pt" style:font-size-asian="36pt" style:font-name-complex="Liberation Sans2" style:font-size-complex="36pt"/>
    </style:style>
    <style:style style:name="T70" style:family="text">
      <style:text-properties style:use-window-font-color="true"/>
    </style:style>
    <style:style style:name="T71" style:family="text">
      <style:text-properties style:use-window-font-color="true" style:font-name="Times New Roman" fo:font-style="italic" style:font-style-asian="italic" style:font-style-complex="italic"/>
    </style:style>
    <style:style style:name="T72" style:family="text">
      <style:text-properties fo:color="#009900"/>
    </style:style>
    <style:style style:name="T73" style:family="text">
      <style:text-properties fo:color="#009900" fo:font-style="italic" style:font-style-asian="italic" style:font-style-complex="italic"/>
    </style:style>
    <style:style style:name="T74" style:family="text">
      <style:text-properties fo:color="#009900" style:font-name="Times New Roman" fo:font-style="italic" style:font-style-asian="italic" style:font-style-complex="italic"/>
    </style:style>
    <style:style style:name="T75" style:family="text">
      <style:text-properties fo:color="#009900" fo:font-style="normal" style:font-style-asian="normal" style:font-style-complex="normal"/>
    </style:style>
    <style:style style:name="T76" style:family="text">
      <style:text-properties fo:color="#0000ff"/>
    </style:style>
    <style:style style:name="T77" style:family="text">
      <style:text-properties fo:color="#0000ff" style:font-name="Times New Roman" fo:font-style="italic" style:font-style-asian="italic" style:font-style-complex="italic"/>
    </style:style>
    <style:style style:name="T78" style:family="text">
      <style:text-properties style:use-window-font-color="true" fo:font-weight="bold" style:font-weight-asian="bold" style:font-weight-complex="bold"/>
    </style:style>
    <style:style style:name="T79" style:family="text">
      <style:text-properties fo:color="#ff0000"/>
    </style:style>
    <style:style style:name="T80" style:family="text">
      <style:text-properties style:use-window-font-color="true" style:font-name="Times New Roman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3cm" presentation:class="title" presentation:user-transformed="true">
          <draw:text-box>
            <text:p text:style-name="P1"><text:span text:style-name="T1">מכרזים למיקסום רווח</text:span><text:span text:style-name="T1"><text:line-break/></text:span><text:span text:style-name="T1">Revenue-Maximizing Auctions</text:span><text:span text:style-name="T1"><text:line-break/></text:span><text:span text:style-name="T2"><text:line-break/></text:span><text:span text:style-name="T3">אראל סגל-הלוי</text:span><text:span text:style-name="T3"><text:line-break/></text:span><text:span text:style-name="T4"><text:line-break/></text:span><text:span text:style-name="T4">מקורות:</text:span><text:span text:style-name="T4"><text:line-break/></text:span><text:span text:style-name="T4">הקורס של טים, הרצאה </text:span><text:span text:style-name="T4">5</text:span><text:span text:style-name="T4"> והלאה:</text:span><text:span text:style-name="T4"><text:line-break/></text:span><text:span text:style-name="T4">http://theory.stanford.edu/~tim/f13/f13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7.746cm" svg:height="3.743cm" svg:x="0.254cm" svg:y="-0.111cm" presentation:class="title" presentation:user-transformed="true">
          <draw:text-box>
            <text:p text:style-name="P1"><text:span text:style-name="T3">מיקסום רווח לעומת מיקסום סכום ערכים</text:span></text:p>
          </draw:text-box>
        </draw:frame>
        <draw:frame draw:style-name="gr2" draw:text-style-name="P6" draw:layer="layout" svg:width="27.178cm" svg:height="16.434cm" svg:x="0.254cm" svg:y="3.632cm">
          <draw:text-box>
            <text:p xml:id="id1" text:id="id1" text:style-name="P5"><text:span text:style-name="T5">נניח שאנחנו מוכרים </text:span><text:span text:style-name="T6">חפץ אחד</text:span><text:span text:style-name="T5"> ויש </text:span><text:span text:style-name="T6">קונה אחד</text:span><text:span text:style-name="T5">.</text:span></text:p>
            <text:p text:style-name="P5"><text:span text:style-name="T5"/></text:p>
            <text:p xml:id="id2" text:id="id2" text:style-name="P5"><text:span text:style-name="T7">איזה מכרז ממקסם את סכום הערכים?</text:span></text:p>
            <text:list text:style-name="L1">
              <text:list-item>
                <text:p xml:id="id3" text:id="id3" text:style-name="P5"><text:span text:style-name="T7">זה קל – נותנים לו את החפץ בחינם.</text:span></text:p>
              </text:list-item>
            </text:list>
            <text:p text:style-name="P5"><text:span text:style-name="T7"/></text:p>
            <text:p xml:id="id4" text:id="id4" text:style-name="P5"><text:span text:style-name="T8">איזה מכרז ממקסם את הרווח של המוכרים?</text:span></text:p>
            <text:list text:continue-numbering="true" text:style-name="L1">
              <text:list-item>
                <text:p xml:id="id5" text:id="id5" text:style-name="P5"><text:span text:style-name="T8">זה קשה – תלוי בערך של השחקן!</text:span></text:p>
              </text:list-item>
            </text:list>
            <text:p text:style-name="P5"><text:span text:style-name="T8"/></text:p>
            <text:p xml:id="id6" text:id="id6" text:style-name="P5"><text:span text:style-name="T9">במקום למקסם רווח – ננסה למקסם </text:span><text:span text:style-name="T10">תוחלת </text:span><text:span text:style-name="T9">רווח.</text:span></text:p>
            <text:list text:continue-numbering="true" text:style-name="L1">
              <text:list-item>
                <text:p xml:id="id7" text:id="id7" text:style-name="P5"><text:span text:style-name="T9">זה דורש מידע סטטיסטי על ערכים של שחקנים </text:span><text:span text:style-name="T9"><text:line-break/></text:span><text:span text:style-name="T9"> <text:s text:c="2"/>("סקר שוק"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7.746cm" svg:height="3.743cm" svg:x="0.254cm" svg:y="-0.111cm" presentation:class="title" presentation:user-transformed="true">
          <draw:text-box>
            <text:p text:style-name="P1"><text:span text:style-name="T11">מיקסום רווח – חפץ אחד וקונה אחד</text:span></text:p>
          </draw:text-box>
        </draw:frame>
        <draw:frame draw:style-name="gr3" draw:text-style-name="P8" draw:layer="layout" svg:width="26.67cm" svg:height="17.105cm" svg:x="0.762cm" svg:y="3.048cm">
          <draw:text-box>
            <text:p xml:id="id8" text:id="id8" text:style-name="P5"><text:span text:style-name="T12">דוגמה</text:span><text:span text:style-name="T13">: סקר-שוק הראה שערכי-הקונים מתפלגים אחיד בין </text:span><text:span text:style-name="T13">10</text:span><text:span text:style-name="T13"> ל-</text:span><text:span text:style-name="T13">30</text:span><text:span text:style-name="T13">. מה תוחלת-הרווח של מכרז מיירסון? - תלוי בכלל הבחירה:</text:span></text:p>
            <text:list text:style-name="L1">
              <text:list-item>
                <text:p xml:id="id9" text:id="id9" text:style-name="P5"><text:span text:style-name="T14">בכלל-הבחירה "מקסם את סכום הערכים": ערך-הסף=</text:span><text:span text:style-name="T14">0</text:span><text:span text:style-name="T14">, התשלום=</text:span><text:span text:style-name="T14">0</text:span><text:span text:style-name="T14">, תוחלת הרווח=</text:span><text:span text:style-name="T15">0</text:span><text:span text:style-name="T14">.</text:span></text:p>
              </text:list-item>
              <text:list-item>
                <text:p text:style-name="P5"><text:span text:style-name="T16">בכלל-הבחירה "בחר את הקונה אם"ם הערך שלו לפחות </text:span><text:span text:style-name="T16">10</text:span><text:span text:style-name="T16">": <text:s text:c="3"/>ערך-הסף=</text:span><text:span text:style-name="T16">10</text:span><text:span text:style-name="T16">, הקונה תמיד נבחר (בהסתברות </text:span><text:span text:style-name="T16">1</text:span><text:span text:style-name="T16">) ותמיד משלם, תוחלת הרווח=</text:span><text:span text:style-name="T17">10</text:span><text:span text:style-name="T16">.</text:span></text:p>
              </text:list-item>
              <text:list-item>
                <text:p text:style-name="P5"><text:span text:style-name="T18">בכלל-הבחירה "בחר את הקונה אם"ם הערך שלו לפחות </text:span><text:span text:style-name="T18">15</text:span><text:span text:style-name="T18">", ערך-הסף=</text:span><text:span text:style-name="T18">15</text:span><text:span text:style-name="T18">, הקונה נבחר בהסתברות </text:span><text:span text:style-name="T18">3/4</text:span><text:span text:style-name="T18">, תוחלת הרווח =</text:span><text:span text:style-name="T18">15</text:span><text:span text:style-name="T18">*</text:span><text:span text:style-name="T18">3/4</text:span><text:span text:style-name="T18"> = </text:span><text:span text:style-name="T19">11.25</text:span><text:span text:style-name="T18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7.746cm" svg:height="3.743cm" svg:x="0.254cm" svg:y="-0.111cm" presentation:class="title" presentation:user-transformed="true">
          <draw:text-box>
            <text:p text:style-name="P1"><text:span text:style-name="T11">מיקסום רווח – חפץ אחד וקונה אחד</text:span></text:p>
          </draw:text-box>
        </draw:frame>
        <draw:frame draw:style-name="gr3" draw:text-style-name="P8" draw:layer="layout" svg:width="26.67cm" svg:height="17.105cm" svg:x="0.762cm" svg:y="3.048cm">
          <draw:text-box>
            <text:p xml:id="id10" text:id="id10" text:style-name="P5"><text:span text:style-name="T12">דוגמה</text:span><text:span text:style-name="T13">: סקר-שוק הראה שערכי-הקונים מתפלגים אחיד בין </text:span><text:span text:style-name="T13">10</text:span><text:span text:style-name="T13"> ל-</text:span><text:span text:style-name="T13">30</text:span><text:span text:style-name="T13">. מה תוחלת-הרווח של מכרז מיירסון? - תלוי בכלל הבחירה:</text:span></text:p>
            <text:list text:style-name="L1">
              <text:list-item>
                <text:p xml:id="id11" text:id="id11" text:style-name="P5"><text:span text:style-name="T20">בכלל-הבחירה "בחר את הקונה אם"ם הערך שלו לפחות </text:span><text:span text:style-name="T20">p</text:span><text:span text:style-name="T20">", ערך-הסף=</text:span><text:span text:style-name="T20">p</text:span><text:span text:style-name="T20">, הקונה נבחר בהסתברות (</text:span><text:span text:style-name="T20">30</text:span><text:span text:style-name="T20">-</text:span><text:span text:style-name="T21">p</text:span><text:span text:style-name="T20">)/(</text:span><text:span text:style-name="T20">30-10</text:span><text:span text:style-name="T20">), ותוחלת הרווח היא:</text:span></text:p>
              </text:list-item>
            </text:list>
            <text:p text:style-name="P9"><text:span text:style-name="T18">E[Revenue(</text:span><text:span text:style-name="T22">p</text:span><text:span text:style-name="T18">)] <text:s/>= <text:s/></text:span><text:span text:style-name="T22">p</text:span><text:span text:style-name="T18"> * Prob[</text:span><text:span text:style-name="T22">v &gt; p</text:span><text:span text:style-name="T18">]</text:span></text:p>
            <text:p text:style-name="P9"><text:span text:style-name="T18"><text:s text:c="26"/></text:span><text:span text:style-name="T18">= <text:s/></text:span><text:span text:style-name="T22">p</text:span><text:span text:style-name="T18"> * (30-</text:span><text:span text:style-name="T22">p</text:span><text:span text:style-name="T18">)/(30-10)</text:span></text:p>
            <text:p text:style-name="P9"><text:span text:style-name="T22">derivative by p </text:span><text:span text:style-name="T18"><text:s/>= <text:s/>(30-2</text:span><text:span text:style-name="T22">p</text:span><text:span text:style-name="T18">)/20 <text:s/>→ <text:s/></text:span><text:span text:style-name="T23">p</text:span><text:span text:style-name="T24">opt</text:span><text:span text:style-name="T25"> </text:span><text:span text:style-name="T26">= 1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7.746cm" svg:height="3.743cm" svg:x="0.254cm" svg:y="-0.111cm" presentation:class="title" presentation:user-transformed="true">
          <draw:text-box>
            <text:p text:style-name="P1"><text:span text:style-name="T11">מיקסום רווח – חפץ אחד וקונה אחד</text:span></text:p>
          </draw:text-box>
        </draw:frame>
        <draw:frame draw:style-name="gr4" draw:text-style-name="P11" draw:layer="layout" svg:width="26.924cm" svg:height="6.604cm" svg:x="0.762cm" svg:y="3.81cm">
          <draw:text-box>
            <text:p text:style-name="P5"><text:span text:style-name="T27">הכללה</text:span><text:span text:style-name="T28">: נניח שאספנו נתונים סטטיסטיים על ערכי קונים, והגענו למסקנה שהם מתפלגים כ:</text:span></text:p>
            <text:p text:style-name="P10"><text:span text:style-name="T28">Prob[</text:span><text:span text:style-name="T29">v&lt;p</text:span><text:span text:style-name="T28">] = F(</text:span><text:span text:style-name="T29">p</text:span><text:span text:style-name="T28">)</text:span></text:p>
            <text:p text:style-name="P5"><text:span text:style-name="T30">איזה מחיר ממקסם את תוחלת הרווח?</text:span></text:p>
          </draw:text-box>
        </draw:frame>
        <draw:g>
          <svg:title>TexMaths</svg:title>
          <svg:desc>28§latex§E[\operatorname{Revenue}(p)] &amp;= p\cdot \operatorname{Prob}[v &gt; p] = p\cdot [1-F(p)]
\\
'p  = 0 &amp;\iff p - {1 - F(p)\over F'(p)} = 0
§svg§600§FALSE§</svg:desc>
          <draw:polygon draw:style-name="gr5" draw:text-style-name="P12" draw:layer="layout" svg:width="27.295cm" svg:height="3.153cm" svg:x="0.508cm" svg:y="10.925cm" svg:viewBox="0 0 27296 3154" draw:points="13646,3154 0,3154 0,0 27296,0 27296,3154">
            <text:p/>
          </draw:polygon>
          <draw:path draw:style-name="gr6" draw:text-style-name="P13" draw:layer="layout" svg:width="0.768cm" svg:height="0.818cm" svg:x="2.4cm" svg:y="11.007cm" svg:viewBox="0 0 769 819" svg:d="M126 724c0 44 0 58-98 58h-28v37h716l53-310h-32c-32 184-60 273-274 273h-165c-59 0-59-7-59-48v-321h112c119 0 133 38 133 140h32v-321h-32c0 106-14 143-133 143h-112v-290c0-41 0-47 59-47h162c189 0 221 64 242 232h32l-36-270h-698v38h28c98 0 98 13 98 58z">
            <text:p/>
          </draw:path>
          <draw:polygon draw:style-name="gr6" draw:text-style-name="P13" draw:layer="layout" svg:width="0.171cm" svg:height="1.2cm" svg:x="3.34cm" svg:y="10.922cm" svg:viewBox="0 0 172 1201" draw:points="172,1201 172,1154 49,1154 49,48 172,48 172,0 0,0 0,1201">
            <text:p/>
          </draw:polygon>
          <draw:path draw:style-name="gr6" draw:text-style-name="P13" draw:layer="layout" svg:width="0.862cm" svg:height="0.849cm" svg:x="3.579cm" svg:y="11.004cm" svg:viewBox="0 0 863 850" svg:d="M235 396v-311c0-27 0-41 25-44 14-3 49-3 73-3 113 0 253 3 253 180 0 82-31 178-214 178zM495 413c119-27 217-102 217-195 0-116-140-218-322-218h-390v38h28c98 0 98 13 98 58v631c0 44 0 58-98 58h-28v38c46-4 133-4 183-4 45 0 133 0 179 4v-38h-29c-98 0-98-14-98-58v-304h141c21 0 73 0 115 41 50 45 50 82 50 161 0 78 0 129 49 174 49 44 119 51 154 51 98 0 119-99 119-133 0-7 0-21-17-21-14 0-14 10-14 21-7 85-49 106-81 106-60 0-70-62-88-175l-17-95c-21-79-81-116-151-140z">
            <text:p/>
          </draw:path>
          <draw:path draw:style-name="gr6" draw:text-style-name="P13" draw:layer="layout" svg:width="0.48cm" svg:height="0.552cm" svg:x="4.474cm" svg:y="11.284cm" svg:viewBox="0 0 481 553" svg:d="M105 235c7-177 113-208 155-208 126 0 140 164 140 208zM102 263h347c28 0 32 0 32-28 0-119-67-235-221-235-144 0-260 123-260 276 0 161 130 277 274 277 151 0 207-133 207-157 0-10-11-14-18-14-10 0-10 7-14 17-45 123-154 123-168 123-63 0-113-34-141-78-38-58-38-140-38-181z">
            <text:p/>
          </draw:path>
          <draw:path draw:style-name="gr6" draw:text-style-name="P13" draw:layer="layout" svg:width="0.606cm" svg:height="0.531cm" svg:x="5.011cm" svg:y="11.304cm" svg:viewBox="0 0 607 532" svg:d="M491 119c14-27 35-81 116-81v-38c-28 3-66 3-95 3-28 0-84-3-105-3v38c46 0 60 27 60 51 0 10-4 17-11 30l-126 308-137-338c-7-14-7-17-7-21 0-30 46-30 70-30v-38c-38 0-109 3-137 3-31 0-80 0-119-3v38c77 0 84 6 98 44l179 430c7 17 11 20 28 20 14 0 21-10 25-20z">
            <text:p/>
          </draw:path>
          <draw:path draw:style-name="gr6" draw:text-style-name="P13" draw:layer="layout" svg:width="0.48cm" svg:height="0.552cm" svg:x="5.636cm" svg:y="11.284cm" svg:viewBox="0 0 481 553" svg:d="M105 235c7-177 113-208 155-208 126 0 140 164 140 208zM102 263h347c28 0 32 0 32-28 0-119-67-235-221-235-144 0-260 123-260 276 0 161 130 277 274 277 151 0 207-133 207-157 0-10-11-14-18-14-10 0-10 7-14 17-45 123-154 123-168 123-63 0-113-34-141-78-38-58-38-140-38-181z">
            <text:p/>
          </draw:path>
          <draw:path draw:style-name="gr6" draw:text-style-name="P13" draw:layer="layout" svg:width="0.624cm" svg:height="0.531cm" svg:x="6.187cm" svg:y="11.291cm" svg:viewBox="0 0 625 532" svg:d="M98 119v321c0 55-14 55-98 55v37c42 0 105-3 140-3 32 0 95 3 141 3v-37c-84 0-98 0-98-55v-222c0-122 87-191 168-191 77 0 91 65 91 133v280c0 55-14 55-98 55v37c46 0 109-3 140-3 32 0 99 3 141 3v-37c-67 0-95 0-99-34v-232c0-103 0-140-38-185-18-20-56-44-130-44-91 0-147 51-183 126v-126l-175 14v37c88 0 98 7 98 68z">
            <text:p/>
          </draw:path>
          <draw:path draw:style-name="gr6" draw:text-style-name="P13" draw:layer="layout" svg:width="0.624cm" svg:height="0.545cm" svg:x="6.836cm" svg:y="11.291cm" svg:viewBox="0 0 625 546" svg:d="M446 437v109l179-14v-37c-88 0-99-7-99-65v-430l-182 14v37c88 0 98 7 98 68v215c0 103-59 185-151 185-105 0-108-55-108-120v-399l-183 14v37c98 0 98 4 98 109v181c0 96 0 205 186 205 70 0 127-34 162-109z">
            <text:p/>
          </draw:path>
          <draw:path draw:style-name="gr6" draw:text-style-name="P13" draw:layer="layout" svg:width="0.48cm" svg:height="0.552cm" svg:x="7.514cm" svg:y="11.284cm" svg:viewBox="0 0 481 553" svg:d="M105 235c7-177 113-208 155-208 126 0 140 164 140 208zM102 263h347c28 0 32 0 32-28 0-119-67-235-221-235-144 0-260 123-260 276 0 161 130 277 274 277 151 0 207-133 207-157 0-10-11-14-18-14-10 0-10 7-14 17-45 123-154 123-168 123-63 0-113-34-141-78-38-58-38-140-38-181z">
            <text:p/>
          </draw:path>
          <draw:path draw:style-name="gr6" draw:text-style-name="P13" draw:layer="layout" svg:width="0.29cm" svg:height="1.2cm" svg:x="8.163cm" svg:y="10.922cm" svg:viewBox="0 0 291 1201" svg:d="M291 1191c0-3 0-7-24-27-155-150-193-379-193-563 0-209 45-417 200-567 17-17 17-17 17-20 0-11-7-14-14-14-14 0-126 82-200 235-63 134-77 267-77 366 0 95 14 239 81 375 77 150 182 225 196 225 7 0 14-3 14-10z">
            <text:p/>
          </draw:path>
          <draw:path draw:style-name="gr6" draw:text-style-name="P13" draw:layer="layout" svg:width="0.645cm" svg:height="0.767cm" svg:x="8.479cm" svg:y="11.291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4 14 14 0 14 0 21-27 25-86 49-144 92-144 21 0 38 11 38 55 0 27-3 41-7 61zM312 157c11-34 42-68 67-85 42-38 77-45 98-45 53 0 81 41 81 113s-42 208-63 256c-42 85-102 123-148 123-80 0-98-99-98-106 0-3 0-7 4-21z">
            <text:p/>
          </draw:path>
          <draw:path draw:style-name="gr6" draw:text-style-name="P13" draw:layer="layout" svg:width="0.29cm" svg:height="1.2cm" svg:x="9.209cm" svg:y="10.922cm" svg:viewBox="0 0 291 1201" svg:d="M291 601c0-92-14-239-84-376-74-147-182-225-193-225-10 0-14 3-14 14 0 3 0 3 25 27 122 119 193 311 193 560 0 208-46 419-200 570-18 13-18 17-18 20 0 7 4 10 14 10 11 0 123-82 197-232 63-133 80-266 80-368z">
            <text:p/>
          </draw:path>
          <draw:polygon draw:style-name="gr6" draw:text-style-name="P13" draw:layer="layout" svg:width="0.171cm" svg:height="1.2cm" svg:x="9.644cm" svg:y="10.922cm" svg:viewBox="0 0 172 1201" draw:points="172,0 0,0 0,48 123,48 123,1154 0,1154 0,1201 172,1201">
            <text:p/>
          </draw:polygon>
          <draw:path draw:style-name="gr6" draw:text-style-name="P13" draw:layer="layout" svg:width="0.824cm" svg:height="0.282cm" svg:x="10.371cm" svg:y="11.383cm" svg:viewBox="0 0 825 283" svg:d="M783 48c17 0 42 0 42-24s-25-24-42-24h-741c-17 0-42 0-42 24s25 24 42 24zM783 283c17 0 42 0 42-24s-25-24-42-24h-741c-17 0-42 0-42 24s25 24 42 24z">
            <text:p/>
          </draw:path>
          <draw:path draw:style-name="gr6" draw:text-style-name="P13" draw:layer="layout" svg:width="0.645cm" svg:height="0.767cm" svg:x="11.56cm" svg:y="11.291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4 14 14 0 14 0 21-27 25-86 49-144 92-144 21 0 38 11 38 55 0 27-3 41-7 61zM312 157c11-34 42-68 67-85 42-38 77-45 98-45 53 0 81 41 81 113s-42 208-63 256c-42 85-102 123-148 123-80 0-98-99-98-106 0-3 0-7 4-21z">
            <text:p/>
          </draw:path>
          <draw:path draw:style-name="gr6" draw:text-style-name="P13" draw:layer="layout" svg:width="0.132cm" svg:height="0.129cm" svg:x="12.596cm" svg:y="11.458cm" svg:viewBox="0 0 133 130" svg:d="M133 65c0-34-28-65-66-65-35 0-67 31-67 65 0 37 32 65 67 65 38 0 66-28 66-65z">
            <text:p/>
          </draw:path>
          <draw:path draw:style-name="gr6" draw:text-style-name="P13" draw:layer="layout" svg:width="0.729cm" svg:height="0.822cm" svg:x="13.15cm" svg:y="11.004cm" svg:viewBox="0 0 730 823" svg:d="M239 444h207c151 0 284-99 284-219 0-119-123-225-291-225h-439v38h28c98 0 98 13 98 58v634c0 41 0 55-98 55h-28v38c42-4 133-4 183-4 45 0 140 0 182 4v-38h-28c-95 0-98-14-98-55zM235 410v-325c0-41 0-47 60-47h109c200 0 200 126 200 187 0 55 0 185-200 185z">
            <text:p/>
          </draw:path>
          <draw:path draw:style-name="gr6" draw:text-style-name="P13" draw:layer="layout" svg:width="0.417cm" svg:height="0.531cm" svg:x="13.979cm" svg:y="11.291cm" svg:viewBox="0 0 418 532" svg:d="M172 133v-133l-172 14v37c88 0 98 7 98 68v321c0 55-14 55-98 55v37c49 0 105-3 140-3 53 0 109 0 158 3v-37h-24c-91 0-95-14-95-55v-187c0-120 53-226 147-226 7 0 11 0 14 0-3 0-28 17-28 48 0 34 25 51 53 51 21 0 53-13 53-51 0-41-39-75-92-75-91 0-136 82-154 133z">
            <text:p/>
          </draw:path>
          <draw:path draw:style-name="gr6" draw:text-style-name="P13" draw:layer="layout" svg:width="0.55cm" svg:height="0.552cm" svg:x="14.46cm" svg:y="11.284cm" svg:viewBox="0 0 551 553" svg:d="M551 283c0-157-126-283-274-283-158 0-277 133-277 283 0 154 130 270 274 270 151 0 277-116 277-270zM277 522c-56 0-109-24-144-78-31-55-31-127-31-171 0-48 0-113 31-167 32-55 92-79 141-79 56 0 109 28 140 79 32 51 32 119 32 167 0 44 0 109-25 160-28 55-84 89-144 89z">
            <text:p/>
          </draw:path>
          <draw:path draw:style-name="gr6" draw:text-style-name="P13" draw:layer="layout" svg:width="0.61cm" svg:height="0.849cm" svg:x="15.074cm" svg:y="10.99cm" svg:viewBox="0 0 611 850" svg:d="M179 382v-382l-179 14v37c88 0 98 7 98 68v717h28c4 0 14-17 46-75 18 27 70 89 161 89 151 0 278-120 278-273 0-154-120-273-264-273-94 0-147 58-168 78zM183 700v-249c0-24 0-24 14-45 49-65 115-75 147-75 53 0 98 31 130 75 31 51 35 120 35 167 0 45-4 120-39 171-24 38-73 79-140 79-56 0-102-28-130-76-17-23-17-27-17-47z">
            <text:p/>
          </draw:path>
          <draw:polygon draw:style-name="gr6" draw:text-style-name="P13" draw:layer="layout" svg:width="0.171cm" svg:height="1.2cm" svg:x="15.878cm" svg:y="10.922cm" svg:viewBox="0 0 172 1201" draw:points="172,1201 172,1154 49,1154 49,48 172,48 172,0 0,0 0,1201">
            <text:p/>
          </draw:polygon>
          <draw:path draw:style-name="gr6" draw:text-style-name="P13" draw:layer="layout" svg:width="0.543cm" svg:height="0.545cm" svg:x="16.109cm" svg:y="11.291cm" svg:viewBox="0 0 544 546" svg:d="M544 85c0-65-32-85-53-85-31 0-63 31-63 58 0 17 7 24 21 38 25 23 42 54 42 99 0 47-73 324-221 324-63 0-91-41-91-103 0-68 35-157 70-256 11-20 18-37 18-61 0-55-42-99-102-99-119 0-165 174-165 184 0 14 14 14 14 14 14 0 14-3 21-21 35-122 88-150 126-150 7 0 32 0 32 38 0 31-14 61-25 85-52 140-70 195-70 246 0 133 109 150 169 150 207 0 277-399 277-461z">
            <text:p/>
          </draw:path>
          <draw:path draw:style-name="gr6" draw:text-style-name="P13" draw:layer="layout" svg:width="0.757cm" svg:height="0.699cm" svg:x="17.159cm" svg:y="11.175cm" svg:viewBox="0 0 758 700" svg:d="M734 375c14-6 24-10 24-27 0-14-10-20-24-24l-688-317c-14-7-18-7-21-7-14 0-25 10-25 24 0 10 7 17 25 27l649 297-649 300c-18 7-25 18-25 28 0 13 11 24 25 24 3 0 7 0 21-11z">
            <text:p/>
          </draw:path>
          <draw:path draw:style-name="gr6" draw:text-style-name="P13" draw:layer="layout" svg:width="0.645cm" svg:height="0.767cm" svg:x="18.313cm" svg:y="11.291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4 14 14 0 14 0 21-27 25-86 49-144 92-144 21 0 38 11 38 55 0 27-3 41-7 61zM312 157c11-34 42-68 67-85 42-38 77-45 98-45 53 0 81 41 81 113s-42 208-63 256c-42 85-102 123-148 123-80 0-98-99-98-106 0-3 0-7 4-21z">
            <text:p/>
          </draw:path>
          <draw:polygon draw:style-name="gr6" draw:text-style-name="P13" draw:layer="layout" svg:width="0.171cm" svg:height="1.2cm" svg:x="18.998cm" svg:y="10.922cm" svg:viewBox="0 0 172 1201" draw:points="172,0 0,0 0,48 123,48 123,1154 0,1154 0,1201 172,1201">
            <text:p/>
          </draw:polygon>
          <draw:path draw:style-name="gr6" draw:text-style-name="P13" draw:layer="layout" svg:width="0.824cm" svg:height="0.282cm" svg:x="19.724cm" svg:y="11.383cm" svg:viewBox="0 0 825 283" svg:d="M783 48c17 0 42 0 42-24s-25-24-42-24h-741c-17 0-42 0-42 24s25 24 42 24zM783 283c17 0 42 0 42-24s-25-24-42-24h-741c-17 0-42 0-42 24s25 24 42 24z">
            <text:p/>
          </draw:path>
          <draw:path draw:style-name="gr6" draw:text-style-name="P13" draw:layer="layout" svg:width="0.645cm" svg:height="0.767cm" svg:x="20.914cm" svg:y="11.291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4 14 14 0 14 0 25-27 21-86 45-144 88-144 21 0 38 11 38 55 0 27-3 41-7 61zM312 157c11-34 42-68 67-85 42-38 77-45 98-45 53 0 81 41 81 113s-42 208-63 256c-42 85-102 123-148 123-80 0-98-99-98-106 0-3 0-7 4-21z">
            <text:p/>
          </draw:path>
          <draw:path draw:style-name="gr6" draw:text-style-name="P13" draw:layer="layout" svg:width="0.132cm" svg:height="0.129cm" svg:x="21.953cm" svg:y="11.458cm" svg:viewBox="0 0 133 130" svg:d="M133 65c0-34-28-65-66-65-35 0-67 31-67 65 0 37 32 65 67 65 38 0 66-28 66-65z">
            <text:p/>
          </draw:path>
          <draw:polygon draw:style-name="gr6" draw:text-style-name="P13" draw:layer="layout" svg:width="0.171cm" svg:height="1.2cm" svg:x="22.609cm" svg:y="10.922cm" svg:viewBox="0 0 172 1201" draw:points="172,1201 172,1154 49,1154 49,48 172,48 172,0 0,0 0,1201">
            <text:p/>
          </draw:polygon>
          <draw:path draw:style-name="gr6" draw:text-style-name="P13" draw:layer="layout" svg:width="0.41cm" svg:height="0.801cm" svg:x="22.915cm" svg:y="11.024cm" svg:viewBox="0 0 411 802" svg:d="M256 31c0-28 0-31-28-31-77 78-189 78-228 78v38c25 0 98 0 161-34v624c0 45-3 59-115 59h-39v37c46-3 151-3 204-3 49 0 158 0 200 3v-37h-39c-112 0-116-14-116-59z">
            <text:p/>
          </draw:path>
          <draw:path draw:style-name="gr6" draw:text-style-name="P13" draw:layer="layout" svg:width="0.757cm" svg:height="0.05cm" svg:x="23.796cm" svg:y="11.499cm" svg:viewBox="0 0 758 51" svg:d="M712 51c22 0 46 0 46-24 0-27-24-27-46-27h-670c-21 0-42 0-42 27 0 24 21 24 42 24z">
            <text:p/>
          </draw:path>
          <draw:path draw:style-name="gr6" draw:text-style-name="P13" draw:layer="layout" svg:width="0.881cm" svg:height="0.818cm" svg:x="24.968cm" svg:y="11.007cm" svg:viewBox="0 0 882 819" svg:d="M330 427h119c92 0 102 20 102 54 0 10 0 24-7 58-3 7-3 14-3 14 0 10 7 17 14 17 10 0 10-3 17-27l67-260c7-13 7-17 7-20 0-4-4-14-18-14-10 0-14 7-17 24-25 96-56 116-162 116h-112l81-304c10-44 10-47 66-47h165c151 0 179 40 179 133 0 27 0 30-3 64-4 14-4 18-4 21 0 7 4 14 18 14 10 0 14-7 17-28l25-208c3-34-4-34-35-34h-607c-25 0-35 0-35 24 0 14 10 14 31 14 46 0 81 0 81 20 0 7 0 7-4 31l-165 635c-14 47-14 58-112 58-21 0-35 0-35 23 0 14 14 14 18 14 38 0 129-3 165-3 42 0 143 3 182 3 14 0 28 0 28-24 0-10-7-10-7-13-3 0-7 0-35 0s-35 0-63-4c-39-3-42-7-42-24 0 0 0-10 7-27z">
            <text:p/>
          </draw:path>
          <draw:path draw:style-name="gr6" draw:text-style-name="P13" draw:layer="layout" svg:width="0.29cm" svg:height="1.2cm" svg:x="26.007cm" svg:y="10.922cm" svg:viewBox="0 0 291 1201" svg:d="M291 1191c0-3 0-7-24-27-155-150-193-379-193-563 0-209 45-417 200-567 17-17 17-17 17-20 0-11-7-14-14-14-14 0-126 82-200 235-63 134-77 267-77 366 0 95 14 239 81 375 77 150 182 225 196 225 7 0 14-3 14-10z">
            <text:p/>
          </draw:path>
          <draw:path draw:style-name="gr6" draw:text-style-name="P13" draw:layer="layout" svg:width="0.645cm" svg:height="0.767cm" svg:x="26.323cm" svg:y="11.291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4 14 14 0 14 0 25-27 21-86 45-144 88-144 21 0 38 11 38 55 0 27-3 41-7 61zM312 157c11-34 42-68 67-85 42-38 77-45 98-45 53 0 81 41 81 113s-42 208-63 256c-42 85-102 123-148 123-80 0-98-99-98-106 0-3 0-7 4-21z">
            <text:p/>
          </draw:path>
          <draw:path draw:style-name="gr6" draw:text-style-name="P13" draw:layer="layout" svg:width="0.29cm" svg:height="1.2cm" svg:x="27.049cm" svg:y="10.922cm" svg:viewBox="0 0 291 1201" svg:d="M291 601c0-92-14-239-84-376-74-147-182-225-193-225-10 0-14 3-14 14 0 3 0 3 25 27 122 119 193 311 193 560 0 208-46 419-200 570-18 13-18 17-18 20 0 7 4 10 14 10 11 0 123-82 197-232 63-133 80-266 80-368z">
            <text:p/>
          </draw:path>
          <draw:polygon draw:style-name="gr6" draw:text-style-name="P13" draw:layer="layout" svg:width="0.171cm" svg:height="1.2cm" svg:x="27.485cm" svg:y="10.922cm" svg:viewBox="0 0 172 1201" draw:points="172,0 0,0 0,48 123,48 123,1154 0,1154 0,1201 172,1201">
            <text:p/>
          </draw:polygon>
          <draw:path draw:style-name="gr6" draw:text-style-name="P13" draw:layer="layout" svg:width="0.22cm" svg:height="0.436cm" svg:x="0.55cm" svg:y="12.55cm" svg:viewBox="0 0 221 437" svg:d="M211 75c7-17 10-24 10-27 0-28-24-48-53-48-35 0-45 27-49 41l-115 365c0 4-4 14-4 14 0 10 28 17 35 17 4 0 7 0 11-14z">
            <text:p/>
          </draw:path>
          <draw:path draw:style-name="gr6" draw:text-style-name="P13" draw:layer="layout" svg:width="0.645cm" svg:height="0.767cm" svg:x="0.813cm" svg:y="12.922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8 14 10 0 10 0 21-27 21-86 45-144 88-144 21 0 38 11 38 55 0 27-3 41-7 61zM312 157c11-34 42-68 67-85 42-38 77-45 98-45 53 0 81 41 81 113s-42 208-63 256c-42 85-102 123-148 123-80 0-98-99-98-106 0-3 0-7 4-21z">
            <text:p/>
          </draw:path>
          <draw:path draw:style-name="gr6" draw:text-style-name="P13" draw:layer="layout" svg:width="0.824cm" svg:height="0.282cm" svg:x="1.884cm" svg:y="13.014cm" svg:viewBox="0 0 825 283" svg:d="M783 48c17 0 42 0 42-24s-25-24-42-24h-741c-17 0-42 0-42 24s25 24 42 24zM783 283c17 0 42 0 42-24s-25-24-42-24h-741c-17 0-42 0-42 24s25 24 42 24z">
            <text:p/>
          </draw:path>
          <draw:path draw:style-name="gr6" draw:text-style-name="P13" draw:layer="layout" svg:width="0.522cm" svg:height="0.828cm" svg:x="3.161cm" svg:y="12.656cm" svg:viewBox="0 0 523 829" svg:d="M523 416c0-95-7-191-49-279-56-117-158-137-211-137-77 0-165 31-217 143-39 82-46 178-46 273 0 93 4 198 56 290 53 99 144 123 204 123 66 0 161-27 217-140 39-81 46-177 46-273zM260 802c-46 0-120-31-144-147-14-71-14-181-14-252 0-79 0-157 10-222 25-143 116-154 148-154 42 0 123 21 147 140 14 68 14 161 14 236 0 88 0 170-14 249-21 113-91 150-147 150z">
            <text:p/>
          </draw:path>
          <draw:path draw:style-name="gr6" draw:text-style-name="P13" draw:layer="layout" svg:width="1.098cm" svg:height="0.661cm" svg:x="4.481cm" svg:y="12.823cm" svg:viewBox="0 0 1099 662" svg:d="M1056 471c22 0 43 0 43-24s-21-24-46-24h-783c-52-41-116-75-158-92 46-20 106-51 158-92h783c25 0 46 0 46-24s-21-24-43-24h-733c60-54 126-164 126-177 0-14-17-14-24-14-11 0-18 0-25 10-24 45-60 109-140 178-85 75-169 109-232 126-21 7-24 7-24 10-4 0-4 4-4 7s0 7 0 7l4 3c3 0 3 4 28 11 168 47 291 157 361 286 14 24 14 24 32 24 7 0 24 0 24-14 0-13-63-119-126-177z">
            <text:p/>
          </draw:path>
          <draw:path draw:style-name="gr6" draw:text-style-name="P13" draw:layer="layout" svg:width="1.098cm" svg:height="0.661cm" svg:x="5.506cm" svg:y="12.823cm" svg:viewBox="0 0 1099 662" svg:d="M832 239c49 44 112 75 154 92-45 21-105 51-154 92h-786c-21 0-46 0-46 24s21 24 42 24h734c-60 58-127 164-127 177 0 14 18 14 25 14 10 0 17 0 24-10 25-44 60-109 141-178 84-75 168-105 232-126 21-7 24-7 24-10 4 0 4-4 4-7s0-3 0-7l-4-3c-3 0-3 0-28-10-168-48-291-157-362-287-14-24-14-24-31-24-7 0-25 0-25 14 0 13 63 119 127 177h-734c-21 0-42 0-42 24s25 24 46 24z">
            <text:p/>
          </draw:path>
          <draw:path draw:style-name="gr6" draw:text-style-name="P13" draw:layer="layout" svg:width="0.645cm" svg:height="0.767cm" svg:x="7.31cm" svg:y="12.922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8 14 10 0 10 0 21-27 21-86 45-144 88-144 21 0 38 11 38 55 0 27-3 41-7 61zM312 157c11-34 42-68 67-85 42-38 77-45 98-45 53 0 81 41 81 113s-42 208-63 256c-42 85-102 123-148 123-80 0-98-99-98-106 0-3 0-7 4-21z">
            <text:p/>
          </draw:path>
          <draw:path draw:style-name="gr6" draw:text-style-name="P13" draw:layer="layout" svg:width="0.757cm" svg:height="0.05cm" svg:x="8.345cm" svg:y="13.13cm" svg:viewBox="0 0 758 51" svg:d="M712 51c22 0 46 0 46-24 0-27-24-27-46-27h-670c-21 0-42 0-42 27 0 24 21 24 42 24z">
            <text:p/>
          </draw:path>
          <draw:path draw:style-name="gr6" draw:text-style-name="P13" draw:layer="layout" svg:width="0.318cm" svg:height="0.559cm" svg:x="9.714cm" svg:y="12.314cm" svg:viewBox="0 0 319 560" svg:d="M197 24c0-24 0-24-25-24-56 55-137 55-172 55v30c21 0 77 0 126-24v430c0 28 0 38-87 38h-32v31c14 0 123-4 154-4 29 0 137 4 158 4v-31h-35c-87 0-87-10-87-38z">
            <text:p/>
          </draw:path>
          <draw:path draw:style-name="gr6" draw:text-style-name="P13" draw:layer="layout" svg:width="0.585cm" svg:height="0.043cm" svg:x="10.206cm" svg:y="12.639cm" svg:viewBox="0 0 586 44" svg:d="M551 44c14 0 35 0 35-20 0-24-17-24-35-24h-516c-14 0-35 0-35 20 0 24 21 24 35 24z">
            <text:p/>
          </draw:path>
          <draw:path draw:style-name="gr6" draw:text-style-name="P13" draw:layer="layout" svg:width="0.656cm" svg:height="0.572cm" svg:x="10.939cm" svg:y="12.301cm" svg:viewBox="0 0 657 573" svg:d="M239 300h91c67 0 77 11 77 38 0 14 0 17-7 41 0 3 0 7 0 10 0 7 4 10 14 10 11 0 11-3 14-17l49-181c0-3 4-13 4-17 0-7-7-13-14-13-14 0-14 6-18 20-17 68-42 79-119 79h-84l52-212c7-24 11-27 46-27h133c116 0 137 27 137 95 0 31-3 48-3 55s3 14 14 14c14 0 14-7 17-24l14-147c4-24-3-24-24-24h-464c-17 0-28 0-28 17 0 14 11 14 28 14 0 0 18 0 32 0 18 3 21 3 21 13 0 7-3 14-3 17l-116 444c-7 31-7 38-77 38-14 0-25 0-25 17 0 10 7 13 14 13 25 0 88-3 116-3h67c21 0 45 3 66 3 7 0 21 0 21-17 0-13-10-13-31-13-4 0-25 0-46 0-17-4-28-4-28-17 0-4 0-4 4-14z">
            <text:p/>
          </draw:path>
          <draw:path draw:style-name="gr6" draw:text-style-name="P13" draw:layer="layout" svg:width="0.227cm" svg:height="0.842cm" svg:x="11.736cm" svg:y="12.243cm" svg:viewBox="0 0 228 843" svg:d="M211 0c-165 113-211 290-211 420 0 119 35 304 211 423 7 0 17 0 17-10 0-7-3-7-10-14-116-102-158-246-158-396 0-228 91-341 161-403 4-3 7-6 7-10 0-10-10-10-17-10z">
            <text:p/>
          </draw:path>
          <draw:path draw:style-name="gr6" draw:text-style-name="P13" draw:layer="layout" svg:width="0.483cm" svg:height="0.535cm" svg:x="12.02cm" svg:y="12.502cm" svg:viewBox="0 0 484 536" svg:d="M67 474c-7 24-7 31-42 31-14 0-25 0-25 21 0 6 7 10 11 10 24 0 52-4 77-4 28 0 63 4 91 4 7 0 18-4 18-17 0-14-14-14-25-14-18 0-42 0-42-10 0-4 7-24 10-38 11-44 21-92 32-126 11 17 39 51 91 51 106 0 221-116 221-242 0-99-70-140-130-140-52 0-98 34-122 58-14-48-64-58-92-58-31 0-52 20-66 44-18 31-32 79-32 86 0 10 11 10 14 10 14 0 14-3 21-24 11-51 28-92 63-92 21 0 28 17 28 41 0 10-3 20-3 24zM232 102c49-64 91-78 119-78 35 0 63 24 63 82 0 34-17 119-42 170-25 41-67 82-109 82-63 0-77-64-77-75 0-3 0-10 0-13z">
            <text:p/>
          </draw:path>
          <draw:path draw:style-name="gr6" draw:text-style-name="P13" draw:layer="layout" svg:width="0.227cm" svg:height="0.842cm" svg:x="12.589cm" svg:y="12.243cm" svg:viewBox="0 0 228 843" svg:d="M18 0c-7 0-18 0-18 10 0 4 4 7 7 14 77 65 161 181 161 396 0 177-59 310-150 392-18 14-18 17-18 21 0 3 4 10 11 10 10 0 94-58 154-160 35-72 63-164 63-260 0-119-38-304-210-423z">
            <text:p/>
          </draw:path>
          <draw:polygon draw:style-name="gr6" draw:text-style-name="P13" draw:layer="layout" svg:width="3.302cm" svg:height="0.05cm" svg:x="9.623cm" svg:y="13.13cm" svg:viewBox="0 0 3303 51" draw:points="1653,51 0,51 0,0 3303,0 3303,51">
            <text:p/>
          </draw:polygon>
          <draw:path draw:style-name="gr6" draw:text-style-name="P13" draw:layer="layout" svg:width="0.656cm" svg:height="0.572cm" svg:x="10.146cm" svg:y="13.297cm" svg:viewBox="0 0 657 573" svg:d="M239 300h91c67 0 77 11 77 38 0 14 0 17-7 41 0 3 0 7 0 10 0 7 4 10 14 10 11 0 11-3 14-17l49-181c0-3 4-13 4-17 0-7-7-13-14-13-14 0-14 6-18 20-17 68-42 79-119 79h-84l52-212c7-24 11-27 46-27h133c116 0 137 27 137 95 0 31-3 48-3 55s3 14 14 14c14 0 14-7 17-24l14-147c4-24-3-24-24-24h-464c-17 0-28 0-28 17 0 14 11 14 28 14 0 0 18 0 32 0 18 3 21 3 21 13 0 7-3 14-3 17l-116 444c-7 31-7 38-77 38-14 0-25 0-25 17 0 10 7 13 14 13 25 0 88-3 116-3h67c21 0 45 3 66 3 7 0 21 0 21-17 0-13-10-13-31-13-4 0-25 0-46 0-17-4-28-4-28-17 0-4 0-4 4-14z">
            <text:p/>
          </draw:path>
          <draw:path draw:style-name="gr6" draw:text-style-name="P13" draw:layer="layout" svg:width="0.174cm" svg:height="0.316cm" svg:x="10.901cm" svg:y="13.291cm" svg:viewBox="0 0 175 317" svg:d="M168 58c0 0 7-14 7-24 0-20-21-34-38-34-28 0-35 20-39 27l-94 263c-4 7-4 10-4 10 0 11 28 17 28 17 4 0 7-3 11-10z">
            <text:p/>
          </draw:path>
          <draw:path draw:style-name="gr6" draw:text-style-name="P13" draw:layer="layout" svg:width="0.227cm" svg:height="0.842cm" svg:x="11.276cm" svg:y="13.236cm" svg:viewBox="0 0 228 843" svg:d="M211 0c-165 113-211 290-211 420 0 119 35 304 211 423 7 0 17 0 17-10 0-7-3-7-10-14-116-102-158-246-158-396 0-228 91-341 161-403 4-3 7-6 7-10 0-10-10-10-17-10z">
            <text:p/>
          </draw:path>
          <draw:path draw:style-name="gr6" draw:text-style-name="P13" draw:layer="layout" svg:width="0.483cm" svg:height="0.535cm" svg:x="11.56cm" svg:y="13.495cm" svg:viewBox="0 0 484 536" svg:d="M67 474c-7 24-7 31-42 31-14 0-25 0-25 21 0 6 7 10 11 10 24 0 52-4 77-4 28 0 63 4 91 4 7 0 18-4 18-17 0-14-14-14-25-14-18 0-42 0-42-10 0-4 7-24 10-38 11-44 21-92 32-126 11 17 39 51 91 51 106 0 221-116 221-242 0-99-70-140-130-140-52 0-98 34-122 58-14-48-64-58-92-58-31 0-52 20-66 44-18 31-32 79-32 86 0 10 11 10 14 10 14 0 14-3 21-24 11-51 28-92 63-92 21 0 28 17 28 41 0 10-3 20-3 24zM232 102c49-64 91-78 119-78 35 0 63 24 63 82 0 34-17 119-42 170-25 41-67 82-109 82-63 0-77-64-77-75 0-3 0-10 0-13z">
            <text:p/>
          </draw:path>
          <draw:path draw:style-name="gr6" draw:text-style-name="P13" draw:layer="layout" svg:width="0.227cm" svg:height="0.842cm" svg:x="12.129cm" svg:y="13.236cm" svg:viewBox="0 0 228 843" svg:d="M18 0c-7 0-18 0-18 10 0 4 4 7 7 14 77 65 161 181 161 396 0 177-59 310-154 392-14 14-14 17-14 21 0 3 4 10 11 10 10 0 94-58 150-160 39-72 67-164 67-260 0-119-38-304-210-423z">
            <text:p/>
          </draw:path>
          <draw:path draw:style-name="gr6" draw:text-style-name="P13" draw:layer="layout" svg:width="0.824cm" svg:height="0.282cm" svg:x="13.48cm" svg:y="13.014cm" svg:viewBox="0 0 825 283" svg:d="M783 48c17 0 42 0 42-24s-25-24-42-24h-741c-17 0-42 0-42 24s25 24 42 24zM783 283c17 0 42 0 42-24s-25-24-42-24h-741c-17 0-42 0-42 24s25 24 42 24z">
            <text:p/>
          </draw:path>
          <draw:path draw:style-name="gr6" draw:text-style-name="P13" draw:layer="layout" svg:width="0.522cm" svg:height="0.828cm" svg:x="14.758cm" svg:y="12.656cm" svg:viewBox="0 0 523 829" svg:d="M523 416c0-95-7-191-49-279-56-117-158-137-211-137-77 0-165 31-217 143-39 82-46 178-46 273 0 93 4 198 56 290 53 99 144 123 204 123 66 0 161-27 217-140 39-81 46-177 46-273zM260 802c-46 0-120-31-144-147-14-71-14-181-14-252 0-79 0-157 10-222 25-143 116-154 148-154 42 0 123 21 147 140 14 68 14 161 14 236 0 88 0 170-14 249-21 113-91 150-147 150z">
            <text:p/>
          </draw:path>
        </draw:g>
        <draw:frame draw:style-name="gr7" draw:text-style-name="P14" draw:layer="layout" svg:width="25.146cm" svg:height="1.826cm" svg:x="2.54cm" svg:y="14.451cm">
          <draw:text-box>
            <text:p text:style-name="P5"><text:span text:style-name="T31">נגדיר את </text:span><text:span text:style-name="T32">פונקציית הערך הוירטואלי</text:span><text:span text:style-name="T33">:</text:span></text:p>
          </draw:text-box>
        </draw:frame>
        <draw:g>
          <svg:title>TexMaths</svg:title>
          <svg:desc>28§display§r(v)  :=  v - {1 - F(v) \over F'(v) }§svg§600§FALSE§</svg:desc>
          <draw:polygon draw:style-name="gr5" draw:text-style-name="P12" draw:layer="layout" svg:width="8.897cm" svg:height="2.323cm" svg:x="8.128cm" svg:y="16.26cm" svg:viewBox="0 0 8898 2324" draw:points="4449,2324 0,2324 0,0 8898,0 8898,2324">
            <text:p/>
          </draw:polygon>
          <draw:path draw:style-name="gr6" draw:text-style-name="P13" draw:layer="layout" svg:width="0.402cm" svg:height="0.447cm" svg:x="8.156cm" svg:y="17.226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6" draw:text-style-name="P13" draw:layer="layout" svg:width="0.231cm" svg:height="0.985cm" svg:x="8.696cm" svg:y="16.92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3" draw:layer="layout" svg:width="0.433cm" svg:height="0.447cm" svg:x="9.007cm" svg:y="17.226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3" draw:layer="layout" svg:width="0.231cm" svg:height="0.985cm" svg:x="9.545cm" svg:y="16.92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3" draw:layer="layout" svg:width="0.105cm" svg:height="0.425cm" svg:x="10.228cm" svg:y="17.237cm" svg:viewBox="0 0 106 426" svg:d="M106 53c0-31-22-53-53-53-28 0-53 22-53 53 0 28 25 53 53 53 31 0 53-25 53-53zM106 375c0-31-22-53-53-53-28 0-53 22-53 53 0 28 25 51 53 51 31 0 53-23 53-51z">
            <text:p/>
          </draw:path>
          <draw:path draw:style-name="gr6" draw:text-style-name="P13" draw:layer="layout" svg:width="0.657cm" svg:height="0.231cm" svg:x="10.471cm" svg:y="17.29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6" draw:text-style-name="P13" draw:layer="layout" svg:width="0.433cm" svg:height="0.447cm" svg:x="11.479cm" svg:y="17.226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3" draw:layer="layout" svg:width="0.604cm" svg:height="0.041cm" svg:x="12.263cm" svg:y="17.394cm" svg:viewBox="0 0 605 42" svg:d="M568 42c17 0 37 0 37-20 0-22-20-22-37-22h-534c-17 0-34 0-34 22 0 20 17 20 34 20z">
            <text:p/>
          </draw:path>
          <draw:path draw:style-name="gr6" draw:text-style-name="P13" draw:layer="layout" svg:width="0.327cm" svg:height="0.657cm" svg:x="13.369cm" svg:y="16.341cm" svg:viewBox="0 0 328 658" svg:d="M204 25c0-22 0-25-22-25-62 64-151 64-182 64v31c20 0 78 0 129-28v513c0 36-3 47-93 47h-30v31c36-3 120-3 162-3 39 0 126 0 160 3v-31h-31c-90 0-93-11-93-47z">
            <text:p/>
          </draw:path>
          <draw:path draw:style-name="gr6" draw:text-style-name="P13" draw:layer="layout" svg:width="0.604cm" svg:height="0.041cm" svg:x="14.072cm" svg:y="16.73cm" svg:viewBox="0 0 605 42" svg:d="M568 42c17 0 37 0 37-20 0-22-20-22-37-22h-534c-17 0-34 0-34 22 0 20 17 20 34 20z">
            <text:p/>
          </draw:path>
          <draw:path draw:style-name="gr6" draw:text-style-name="P13" draw:layer="layout" svg:width="0.703cm" svg:height="0.671cm" svg:x="15.007cm" svg:y="16.327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4-22l20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6" draw:text-style-name="P13" draw:layer="layout" svg:width="0.231cm" svg:height="0.985cm" svg:x="15.836cm" svg:y="16.25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3" draw:layer="layout" svg:width="0.433cm" svg:height="0.447cm" svg:x="16.147cm" svg:y="16.559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3" draw:layer="layout" svg:width="0.231cm" svg:height="0.985cm" svg:x="16.684cm" svg:y="16.25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6" draw:text-style-name="P13" draw:layer="layout" svg:width="3.742cm" svg:height="0.041cm" svg:x="13.28cm" svg:y="17.394cm" svg:viewBox="0 0 3743 42" draw:points="1873,42 0,42 0,0 3743,0 3743,42">
            <text:p/>
          </draw:polygon>
          <draw:path draw:style-name="gr6" draw:text-style-name="P13" draw:layer="layout" svg:width="0.703cm" svg:height="0.671cm" svg:x="14.027cm" svg:y="17.666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4-22l20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6" draw:text-style-name="P13" draw:layer="layout" svg:width="0.175cm" svg:height="0.357cm" svg:x="14.789cm" svg:y="17.666cm" svg:viewBox="0 0 176 358" svg:d="M171 62c3-14 5-20 5-23 0-22-19-39-42-39-28 0-36 22-39 34l-92 299c0 3-3 11-3 11 0 9 22 14 28 14s6 0 8-11z">
            <text:p/>
          </draw:path>
          <draw:path draw:style-name="gr6" draw:text-style-name="P13" draw:layer="layout" svg:width="0.231cm" svg:height="0.985cm" svg:x="15.13cm" svg:y="17.59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3" draw:layer="layout" svg:width="0.433cm" svg:height="0.447cm" svg:x="15.444cm" svg:y="17.901cm" svg:viewBox="0 0 434 448" svg:d="M434 70c0-53-25-70-42-70-25 0-50 25-50 48 0 14 5 19 16 30 20 20 34 45 34 82 0 39-59 266-176 266-51 0-73-34-73-84 0-56 28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3" draw:layer="layout" svg:width="0.231cm" svg:height="0.985cm" svg:x="15.982cm" svg:y="17.59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frame draw:style-name="gr8" draw:text-style-name="P15" draw:layer="layout" svg:width="27.94cm" svg:height="1.897cm" svg:x="0cm" svg:y="18.796cm">
          <draw:text-box>
            <text:p text:style-name="P5"><text:span text:style-name="T33">המכרז האופטימלי הוא: </text:span><text:span text:style-name="T32">מכור אם”ם <text:s text:c="2"/></text:span><text:span text:style-name="T34">r(v)&gt;0</text:span><text:span text:style-name="T33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874cm" svg:x="0cm" svg:y="-0.066cm" presentation:class="title" presentation:user-transformed="true">
          <draw:text-box>
            <text:p text:style-name="P1"><text:span text:style-name="T11">מיקסום רווח בשיטת מיירסון - כללי</text:span></text:p>
          </draw:text-box>
        </draw:frame>
        <draw:frame draw:style-name="gr9" draw:text-style-name="P15" draw:layer="layout" svg:width="27.432cm" svg:height="17.297cm" svg:x="0.295cm" svg:y="3.564cm">
          <draw:text-box>
            <text:p xml:id="id12" text:id="id12" text:style-name="P5"><text:span text:style-name="T35">נתון</text:span><text:span text:style-name="T36">: שוק</text:span><text:span text:style-name="T37"> חד-פרמטרי</text:span><text:span text:style-name="T36">:</text:span></text:p>
            <text:list text:style-name="L1">
              <text:list-item>
                <text:p xml:id="id13" text:id="id13" text:style-name="P5"><text:span text:style-name="T36">לכל משתתף יש </text:span><text:span text:style-name="T38">ערך כספי </text:span><text:span text:style-name="T35">יחיד </text:span><text:span text:style-name="T38">ל”היבחרות”.</text:span></text:p>
              </text:list-item>
              <text:list-item>
                <text:p xml:id="id14" text:id="id14" text:style-name="P5"><text:span text:style-name="T38">הערך של משתתף </text:span><text:span text:style-name="T39">j</text:span><text:span text:style-name="T39"> </text:span><text:span text:style-name="T38">לקוח מהתפלגות </text:span><text:span text:style-name="T39">F</text:span><text:span text:style-name="T40">j</text:span><text:span text:style-name="T41">.</text:span></text:p>
                <text:list>
                  <text:list-item>
                    <text:p xml:id="id15" text:id="id15" text:style-name="P5"><text:span text:style-name="T42">(למה התפלגות שונה לכל משתתף? למשל מאפיינים דמוגרפיים).</text:span></text:p>
                  </text:list-item>
                </text:list>
              </text:list-item>
            </text:list>
            <text:p xml:id="id16" text:id="id16" text:style-name="P5"><text:span text:style-name="T35">דרושים</text:span><text:span text:style-name="T38">: </text:span></text:p>
            <text:list text:continue-numbering="true" text:style-name="L1">
              <text:list-item>
                <text:p xml:id="id17" text:id="id17" text:style-name="P5"><text:span text:style-name="T38">כלל-בחירה לבחירת תת-קבוצה של משתתפים.</text:span></text:p>
              </text:list-item>
              <text:list-item>
                <text:p xml:id="id18" text:id="id18" text:style-name="P5"><text:span text:style-name="T38">כלל-תשלומים שאיתו כלל-הבחירה אמיתי.</text:span></text:p>
              </text:list-item>
            </text:list>
            <text:p text:style-name="P5"><text:span text:style-name="T38"/></text:p>
            <text:p xml:id="id19" text:id="id19" text:style-name="P5"><text:span text:style-name="T43">כזכור, לפי משפט מיירסון, ברגע שיש </text:span><text:span text:style-name="T44">כלל-בחירה</text:span><text:span text:style-name="T43"> – יש </text:span><text:span text:style-name="T44">כלל-תשלומים</text:span><text:span text:style-name="T43"> יחיד שאיתו הכלל אמיתי.</text:span></text:p>
            <text:p xml:id="id20" text:id="id20" text:style-name="P5"><text:span text:style-name="T45">נחפש כלל-בחירה שממקסם את תוחלת הרווח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874cm" svg:x="0cm" svg:y="-0.066cm" presentation:class="title" presentation:user-transformed="true">
          <draw:text-box>
            <text:p text:style-name="P1"><text:span text:style-name="T11">מיקסום רווח בשיטת מיירסון - כללי</text:span></text:p>
          </draw:text-box>
        </draw:frame>
        <draw:g>
          <svg:title>TexMaths</svg:title>
          <svg:desc>28§latex§\begin{eqnarray*}
E[\operatorname{Revenue}(v_1,\ldots,v_n)] &amp; = E[\sum_{j=1}^n p_j(v_1,\ldots,v_n)]
\end{eqnarray*}
§svg§600§FALSE§</svg:desc>
          <draw:polygon draw:style-name="gr5" draw:text-style-name="P12" draw:layer="layout" svg:width="25.566cm" svg:height="1.252cm" svg:x="1.676cm" svg:y="6.105cm" svg:viewBox="0 0 25567 1253" draw:points="12785,1253 0,1253 0,0 25567,0 25567,1253">
            <text:p/>
          </draw:polygon>
          <draw:path draw:style-name="gr6" draw:text-style-name="P13" draw:layer="layout" svg:width="0.85cm" svg:height="0.689cm" svg:x="1.719cm" svg:y="6.228cm" svg:viewBox="0 0 851 690" svg:d="M784 454c3-6 7-12 7-14 0-3 0-12-14-12-10 0-13 6-16 12-77 149-120 218-319 218h-170c-16 0-20 0-26 0-13-3-17-3-17-12 0-2 0-5 7-22l80-276h116c99 0 99 20 99 46 0 5 0 20-9 48 0 6-4 9-4 12 0 6 7 11 17 11s13-5 16-20l67-238c0-6-3-12-13-12s-14 9-17 20c-23 78-47 101-153 101h-109l69-244c10-38 10-40 63-40h166c143 0 177 28 177 112 0 26 0 26-4 54 0 6 0 12 0 17 0 6 4 12 13 12 14 0 14-6 17-23l23-175c4-29-3-29-33-29h-591c-23 0-33 0-33 20 0 12 10 12 30 12 43 0 76 0 76 17 0 6 0 6-3 26l-156 534c-14 40-14 49-107 49-20 0-33 0-33 20 0 12 10 12 33 12h608c27 0 27 0 37-18z">
            <text:p/>
          </draw:path>
          <draw:polygon draw:style-name="gr6" draw:text-style-name="P13" draw:layer="layout" svg:width="0.162cm" svg:height="1.01cm" svg:x="2.739cm" svg:y="6.159cm" svg:viewBox="0 0 163 1011" draw:points="163,1011 163,971 47,971 47,40 163,40 163,0 0,0 0,1011">
            <text:p/>
          </draw:polygon>
          <draw:path draw:style-name="gr6" draw:text-style-name="P13" draw:layer="layout" svg:width="0.816cm" svg:height="0.714cm" svg:x="2.965cm" svg:y="6.225cm" svg:viewBox="0 0 817 715" svg:d="M223 333v-261c0-23 0-35 23-38 13-2 46-2 70-2 106 0 239 2 239 152 0 69-30 149-203 149zM468 348c113-23 206-87 206-164 0-98-133-184-305-184h-369v32h27c93 0 93 11 93 48v532c0 37 0 49-93 49h-27v31c43-2 126-2 173-2 43 0 126 0 169 2v-31h-26c-93 0-93-12-93-49v-256h132c20 0 70 0 110 35 43 37 43 69 43 135s0 109 50 146c47 38 113 43 146 43 93 0 113-83 113-112 0-5 0-17-16-17-10 0-10 9-14 17-6 72-46 89-76 89-57 0-67-51-83-146l-17-81c-20-66-76-97-143-117z">
            <text:p/>
          </draw:path>
          <draw:path draw:style-name="gr6" draw:text-style-name="P13" draw:layer="layout" svg:width="0.454cm" svg:height="0.464cm" svg:x="3.815cm" svg:y="6.464cm" svg:viewBox="0 0 455 465" svg:d="M100 198c6-149 106-175 146-175 119 0 133 138 133 175zM96 221h329c27 0 30 0 30-23 0-100-63-198-209-198-136 0-246 103-246 233 0 135 123 232 259 232 143 0 196-112 196-132 0-8-10-11-17-11-10 0-10 6-13 14-43 104-146 104-159 104-60 0-107-29-133-66-37-49-37-118-37-153z">
            <text:p/>
          </draw:path>
          <draw:path draw:style-name="gr6" draw:text-style-name="P13" draw:layer="layout" svg:width="0.574cm" svg:height="0.447cm" svg:x="4.32cm" svg:y="6.481cm" svg:viewBox="0 0 575 448" svg:d="M465 101c13-23 33-69 110-69v-32c-27 3-63 3-90 3s-80-3-100-3v32c43 0 57 23 57 43 0 8-4 14-10 26l-120 258-129-284c-7-12-7-15-7-18 0-25 43-25 66-25v-32c-36 0-102 3-129 3-30 0-76 0-113-3v32c73 0 80 5 93 37l169 362c7 14 10 17 27 17 13 0 20-8 23-17z">
            <text:p/>
          </draw:path>
          <draw:path draw:style-name="gr6" draw:text-style-name="P13" draw:layer="layout" svg:width="0.454cm" svg:height="0.464cm" svg:x="4.911cm" svg:y="6.464cm" svg:viewBox="0 0 455 465" svg:d="M100 198c6-149 106-175 146-175 119 0 133 138 133 175zM96 221h329c27 0 30 0 30-23 0-100-63-198-209-198-136 0-246 103-246 233 0 135 123 232 259 232 143 0 196-112 196-132 0-8-10-11-17-11-10 0-10 6-13 14-43 104-146 104-159 104-60 0-107-29-133-66-37-49-37-118-37-153z">
            <text:p/>
          </draw:path>
          <draw:path draw:style-name="gr6" draw:text-style-name="P13" draw:layer="layout" svg:width="0.59cm" svg:height="0.447cm" svg:x="5.433cm" svg:y="6.47cm" svg:viewBox="0 0 591 448" svg:d="M93 101v270c0 46-13 46-93 46v31c40 0 100-3 133-3 30 0 93 3 133 3v-31c-80 0-93 0-93-46v-187c0-104 83-161 159-161 73 0 87 55 87 112v236c0 46-14 46-93 46v31c43 0 102-3 132-3s93 3 133 3v-31c-63 0-89 0-93-29v-195c0-87 0-118-36-156-17-17-53-37-123-37-87 0-140 43-173 106v-106l-166 11v32c83 0 93 6 93 58z">
            <text:p/>
          </draw:path>
          <draw:path draw:style-name="gr6" draw:text-style-name="P13" draw:layer="layout" svg:width="0.59cm" svg:height="0.459cm" svg:x="6.047cm" svg:y="6.47cm" svg:viewBox="0 0 591 460" svg:d="M422 368v92l169-12v-31c-83 0-93-6-93-55v-362l-172 11v32c83 0 93 6 93 58v181c0 86-57 155-143 155-100 0-103-46-103-101v-336l-173 11v32c93 0 93 3 93 92v152c0 81 0 173 176 173 66 0 120-29 153-92z">
            <text:p/>
          </draw:path>
          <draw:path draw:style-name="gr6" draw:text-style-name="P13" draw:layer="layout" svg:width="0.454cm" svg:height="0.464cm" svg:x="6.688cm" svg:y="6.464cm" svg:viewBox="0 0 455 465" svg:d="M100 198c6-149 106-175 146-175 119 0 133 138 133 175zM96 221h329c27 0 30 0 30-23 0-100-63-198-209-198-136 0-246 103-246 233 0 135 123 232 259 232 143 0 196-112 196-132 0-8-10-11-17-11-10 0-10 6-13 14-43 104-146 104-159 104-60 0-107-29-133-66-37-49-37-118-37-153z">
            <text:p/>
          </draw:path>
          <draw:path draw:style-name="gr6" draw:text-style-name="P13" draw:layer="layout" svg:width="0.275cm" svg:height="1.01cm" svg:x="7.306cm" svg:y="6.159cm" svg:viewBox="0 0 276 1011" svg:d="M276 1003c0-3 0-6-24-23-146-127-182-319-182-474 0-176 43-351 189-477 17-15 17-15 17-18 0-8-7-11-14-11-13 0-119 69-189 198-60 112-73 224-73 308 0 80 13 201 76 316 73 126 173 189 186 189 7 0 14-2 14-8z">
            <text:p/>
          </draw:path>
          <draw:path draw:style-name="gr6" draw:text-style-name="P13" draw:layer="layout" svg:width="0.514cm" svg:height="0.459cm" svg:x="7.675cm" svg:y="6.47cm" svg:viewBox="0 0 515 460" svg:d="M515 72c0-55-30-72-50-72-30 0-60 26-60 49 0 14 7 20 20 31 23 21 40 46 40 84 0 40-70 273-209 273-60 0-87-35-87-86 0-58 34-133 67-216 10-17 16-32 16-52 0-46-39-83-96-83-113 0-156 147-156 155 0 12 13 12 13 12 14 0 14-3 20-18 33-103 83-126 120-126 6 0 26 0 26 32 0 25-10 51-20 71-49 118-66 164-66 207 0 112 103 127 159 127 196 0 263-336 263-388z">
            <text:p/>
          </draw:path>
          <draw:path draw:style-name="gr6" draw:text-style-name="P13" draw:layer="layout" svg:width="0.301cm" svg:height="0.47cm" svg:x="8.296cm" svg:y="6.599cm" svg:viewBox="0 0 302 471" svg:d="M186 20c0-20 0-20-23-20-53 46-130 46-163 46v26c20 0 73 0 120-20v362c0 23 0 31-83 31h-30v26c13 0 116-3 146-3 26 0 129 3 149 3v-26h-33c-83 0-83-8-83-31z">
            <text:p/>
          </draw:path>
          <draw:path draw:style-name="gr6" draw:text-style-name="P13" draw:layer="layout" svg:width="0.139cm" svg:height="0.304cm" svg:x="8.831cm" svg:y="6.809cm" svg:viewBox="0 0 140 305" svg:d="M140 106c0-66-30-106-77-106-40 0-63 26-63 55 0 25 23 54 63 54 13 0 30-6 43-14 4-3 4-3 4-3 3 0 3 0 3 14 0 78-40 138-80 173-13 8-13 11-13 14 0 9 7 12 10 12 13 0 110-78 110-199z">
            <text:p/>
          </draw:path>
          <draw:path draw:style-name="gr6" draw:text-style-name="P13" draw:layer="layout" svg:width="0.125cm" svg:height="0.108cm" svg:x="9.346cm" svg:y="6.809cm" svg:viewBox="0 0 126 109" svg:d="M126 55c0-29-26-55-63-55-33 0-63 26-63 55 0 31 30 54 63 54 37 0 63-23 63-54z">
            <text:p/>
          </draw:path>
          <draw:path draw:style-name="gr6" draw:text-style-name="P13" draw:layer="layout" svg:width="0.125cm" svg:height="0.108cm" svg:x="9.864cm" svg:y="6.809cm" svg:viewBox="0 0 126 109" svg:d="M126 55c0-29-26-55-63-55-33 0-63 26-63 55 0 31 30 54 63 54 37 0 63-23 63-54z">
            <text:p/>
          </draw:path>
          <draw:path draw:style-name="gr6" draw:text-style-name="P13" draw:layer="layout" svg:width="0.125cm" svg:height="0.108cm" svg:x="10.382cm" svg:y="6.809cm" svg:viewBox="0 0 126 109" svg:d="M126 55c0-29-26-55-63-55-33 0-63 26-63 55 0 31 30 54 63 54 37 0 63-23 63-54z">
            <text:p/>
          </draw:path>
          <draw:path draw:style-name="gr6" draw:text-style-name="P13" draw:layer="layout" svg:width="0.139cm" svg:height="0.304cm" svg:x="10.904cm" svg:y="6.809cm" svg:viewBox="0 0 140 305" svg:d="M140 106c0-66-30-106-77-106-40 0-63 26-63 55 0 25 23 54 63 54 13 0 30-6 43-14 4-3 4-3 7-3v14c0 78-40 138-80 173-13 8-13 11-13 14 0 9 7 12 10 12 13 0 110-78 110-199z">
            <text:p/>
          </draw:path>
          <draw:path draw:style-name="gr6" draw:text-style-name="P13" draw:layer="layout" svg:width="0.514cm" svg:height="0.459cm" svg:x="11.355cm" svg:y="6.47cm" svg:viewBox="0 0 515 460" svg:d="M515 72c0-55-30-72-50-72-30 0-60 26-60 49 0 14 7 20 20 31 23 21 40 46 40 84 0 40-70 273-209 273-60 0-87-35-87-86 0-58 34-133 67-216 10-17 16-32 16-52 0-46-39-83-96-83-113 0-156 147-156 155 0 12 13 12 13 12 14 0 14-3 20-18 33-103 83-126 120-126 6 0 26 0 26 32 0 25-10 51-20 71-49 118-66 164-66 207 0 112 103 127 159 127 196 0 263-336 263-388z">
            <text:p/>
          </draw:path>
          <draw:path draw:style-name="gr6" draw:text-style-name="P13" draw:layer="layout" svg:width="0.501cm" svg:height="0.321cm" svg:x="11.923cm" svg:y="6.754cm" svg:viewBox="0 0 502 322" svg:d="M63 270c-3 9-10 26-10 29 0 14 17 23 30 23s27-9 30-17c3-6 10-29 17-44 3-14 13-46 16-63 7-17 10-31 13-49 10-28 14-34 37-63s60-66 123-66c46 0 46 37 46 49 0 43-33 124-46 152-10 20-13 26-13 40 0 38 36 61 79 61 80 0 117-98 117-109 0-9-10-9-14-9-10 0-10 3-13 11-20 58-56 87-90 87-16 0-20-9-20-26 0-15 4-26 20-58 10-20 43-97 43-138 0-69-63-80-106-80-70 0-116 37-139 66-7-52-53-66-90-66-33 0-53 23-63 37-20 29-30 69-30 72 0 9 10 9 13 9 14 0 14-3 20-20 10-43 27-78 60-78 20 0 27 14 27 35 0 14-7 40-14 60-6 17-13 49-20 63z">
            <text:p/>
          </draw:path>
          <draw:path draw:style-name="gr6" draw:text-style-name="P13" draw:layer="layout" svg:width="0.275cm" svg:height="1.01cm" svg:x="12.588cm" svg:y="6.159cm" svg:viewBox="0 0 276 1011" svg:d="M276 506c0-78-14-201-80-316-70-124-173-190-183-190s-13 3-13 11c0 3 0 3 23 23 117 101 183 262 183 472 0 175-43 353-189 480-17 11-17 14-17 17 0 6 3 8 13 8s117-69 186-195c60-112 77-224 77-310z">
            <text:p/>
          </draw:path>
          <draw:polygon draw:style-name="gr6" draw:text-style-name="P13" draw:layer="layout" svg:width="0.162cm" svg:height="1.01cm" svg:x="13cm" svg:y="6.159cm" svg:viewBox="0 0 163 1011" draw:points="163,0 0,0 0,40 116,40 116,971 0,971 0,1011 163,1011">
            <text:p/>
          </draw:polygon>
          <draw:path draw:style-name="gr6" draw:text-style-name="P13" draw:layer="layout" svg:width="0.78cm" svg:height="0.237cm" svg:x="14.544cm" svg:y="6.544cm" svg:viewBox="0 0 781 238" svg:d="M741 40c16 0 40 0 40-20s-24-20-40-20h-701c-17 0-40 0-40 20s23 20 40 20zM741 238c16 0 40 0 40-20s-24-20-40-20h-701c-17 0-40 0-40 20s23 20 40 20z">
            <text:p/>
          </draw:path>
          <draw:path draw:style-name="gr6" draw:text-style-name="P13" draw:layer="layout" svg:width="0.85cm" svg:height="0.689cm" svg:x="15.753cm" svg:y="6.228cm" svg:viewBox="0 0 851 690" svg:d="M784 454c3-6 7-12 7-14 0-3 0-12-14-12-10 0-13 6-16 12-77 149-120 218-319 218h-170c-16 0-20 0-26 0-13-3-17-3-17-12 0-2 0-5 7-22l80-276h116c99 0 99 20 99 46 0 5 0 20-9 48 0 6-4 9-4 12 0 6 7 11 17 11s13-5 16-20l67-238c0-6-3-12-13-12s-14 9-17 20c-23 78-47 101-153 101h-109l69-244c10-38 10-40 63-40h166c143 0 177 28 177 112 0 26 0 26-4 54 0 6 0 12 0 17 0 6 4 12 13 12 14 0 14-6 17-23l23-175c4-29-3-29-33-29h-591c-23 0-33 0-33 20 0 12 10 12 30 12 43 0 76 0 76 17 0 6 0 6-3 26l-156 534c-14 40-14 49-107 49-20 0-33 0-33 20 0 12 10 12 33 12h608c27 0 27 0 37-18z">
            <text:p/>
          </draw:path>
          <draw:polygon draw:style-name="gr6" draw:text-style-name="P13" draw:layer="layout" svg:width="0.162cm" svg:height="1.01cm" svg:x="16.77cm" svg:y="6.159cm" svg:viewBox="0 0 163 1011" draw:points="163,1011 163,971 47,971 47,40 163,40 163,0 0,0 0,1011">
            <text:p/>
          </draw:polygon>
          <draw:path draw:style-name="gr6" draw:text-style-name="P13" draw:layer="layout" svg:width="1.102cm" svg:height="1.01cm" svg:x="17.022cm" svg:y="6.159cm" svg:viewBox="0 0 1103 1011" svg:d="M428 540l-415 446c-10 8-13 11-13 17 0 8 13 8 33 8h970l100-250h-27c-30 75-109 138-209 167-17 6-100 29-272 29h-495l405-434c7-9 10-12 10-17 0-3 0-6-7-15l-382-451h465c133 0 402 9 485 196h27l-100-236h-970c-33 0-33 0-33 32z">
            <text:p/>
          </draw:path>
          <draw:path draw:style-name="gr6" draw:text-style-name="P13" draw:layer="layout" svg:width="0.501cm" svg:height="0.321cm" svg:x="18.228cm" svg:y="6.096cm" svg:viewBox="0 0 502 322" svg:d="M63 270c-3 9-10 26-10 29 0 14 17 23 30 23s27-9 30-17c3-6 10-29 17-44 3-14 13-46 16-63 7-17 10-31 13-49 10-28 10-34 37-63 23-29 60-66 123-66 46 0 46 37 46 49 0 43-33 124-46 152-10 20-13 26-13 40 0 38 36 61 79 61 80 0 117-98 117-109 0-9-10-9-14-9-10 0-10 3-13 11-20 58-56 87-90 87-16 0-20-9-20-26 0-15 4-26 20-58 10-20 43-97 43-138 0-69-63-80-106-80-70 0-116 37-139 66-7-52-53-66-90-66-33 0-53 23-63 37-20 29-30 69-30 72 0 9 10 9 13 9 14 0 14-3 20-20 10-43 27-78 60-78 20 0 27 14 27 35 0 14-7 40-14 60-6 17-13 49-20 63z">
            <text:p/>
          </draw:path>
          <draw:path draw:style-name="gr6" draw:text-style-name="P13" draw:layer="layout" svg:width="0.361cm" svg:height="0.614cm" svg:x="18.188cm" svg:y="6.751cm" svg:viewBox="0 0 362 615" svg:d="M362 26c0-12-10-26-33-26s-47 20-47 40c0 12 10 26 34 26 23 0 46-17 46-40zM186 506c-13 49-56 89-106 89-10 0-20 0-30-3 23-9 30-26 30-37 0-18-17-26-33-26-27 0-47 20-47 43 0 26 33 43 83 43s146-26 169-112l77-253c0-9 3-14 3-26 0-37-40-66-90-66-89 0-142 98-142 109 0 9 10 9 13 9 10 0 10-3 17-15 19-40 63-83 109-83 23 0 30 12 30 35 0 8-3 17-3 20z">
            <text:p/>
          </draw:path>
          <draw:path draw:style-name="gr6" draw:text-style-name="P13" draw:layer="layout" svg:width="0.604cm" svg:height="0.192cm" svg:x="18.68cm" svg:y="6.946cm" svg:viewBox="0 0 605 193" svg:d="M575 34c10 0 30 0 30-17s-20-17-30-17h-545c-10 0-30 0-30 17s20 17 30 17zM575 193c10 0 30 0 30-18 0-17-20-17-30-17h-545c-10 0-30 0-30 17 0 18 20 18 30 18z">
            <text:p/>
          </draw:path>
          <draw:path draw:style-name="gr6" draw:text-style-name="P13" draw:layer="layout" svg:width="0.301cm" svg:height="0.47cm" svg:x="19.424cm" svg:y="6.748cm" svg:viewBox="0 0 302 471" svg:d="M186 20c0-20 0-20-23-20-53 46-130 46-163 46v26c20 0 73 0 120-20v362c0 23 0 31-83 31h-30v26c13 0 116-3 146-3 26 0 129 3 149 3v-26h-33c-83 0-83-8-83-31z">
            <text:p/>
          </draw:path>
          <draw:path draw:style-name="gr6" draw:text-style-name="P13" draw:layer="layout" svg:width="0.61cm" svg:height="0.645cm" svg:x="20.022cm" svg:y="6.47cm" svg:viewBox="0 0 611 646" svg:d="M90 572c-10 34-10 43-63 43-14 0-27 0-27 17 0 9 7 14 17 14 30 0 63-5 96-5 40 0 80 5 116 5 7 0 23 0 23-22 0-9-13-9-29-9-60 0-60-9-60-17 0-12 50-178 60-204 13 31 46 66 106 66 136 0 282-150 282-299 0-95-66-161-156-161-56 0-113 37-153 75-10-55-63-75-106-75-53 0-76 40-86 57-20 35-37 95-37 98 0 12 13 12 13 12 14 0 14 0 20-23 24-72 47-121 87-121 20 0 36 9 36 46 0 23-3 34-6 52zM296 132c10-29 39-57 63-72 40-31 73-37 93-37 50 0 76 34 76 95 0 60-40 175-60 215-40 72-96 104-139 104-77 0-93-84-93-89 0-3 0-6 3-18z">
            <text:p/>
          </draw:path>
          <draw:path draw:style-name="gr6" draw:text-style-name="P13" draw:layer="layout" svg:width="0.361cm" svg:height="0.614cm" svg:x="20.643cm" svg:y="6.599cm" svg:viewBox="0 0 362 615" svg:d="M362 26c0-12-10-26-33-26s-47 20-47 40c0 12 10 26 34 26 23 0 46-17 46-40zM186 506c-13 49-56 89-106 89-10 0-20 0-30-3 23-9 30-26 30-37 0-18-17-26-33-26-27 0-47 20-47 43 0 26 33 43 83 43s146-26 169-112l77-253c0-9 3-14 3-26 0-37-40-66-90-66-89 0-142 98-142 109 0 9 10 9 13 9 10 0 10-3 17-15 19-40 63-83 112-83 20 0 27 12 27 35 0 8-3 17-3 20z">
            <text:p/>
          </draw:path>
          <draw:path draw:style-name="gr6" draw:text-style-name="P13" draw:layer="layout" svg:width="0.275cm" svg:height="1.01cm" svg:x="21.251cm" svg:y="6.159cm" svg:viewBox="0 0 276 1011" svg:d="M276 1003c0-3 0-6-24-23-146-127-182-319-182-474 0-176 43-351 189-477 17-15 17-15 17-18 0-8-7-11-14-11-13 0-119 69-189 198-60 112-73 224-73 308 0 80 13 201 76 316 73 126 173 189 186 189 7 0 14-2 14-8z">
            <text:p/>
          </draw:path>
          <draw:path draw:style-name="gr6" draw:text-style-name="P13" draw:layer="layout" svg:width="0.514cm" svg:height="0.459cm" svg:x="21.619cm" svg:y="6.47cm" svg:viewBox="0 0 515 460" svg:d="M515 72c0-55-30-72-50-72-30 0-60 26-60 49 0 14 7 20 20 31 23 21 40 46 40 84 0 40-73 273-209 273-60 0-87-35-87-86 0-58 34-133 67-216 10-17 16-32 16-52 0-46-39-83-96-83-113 0-156 147-156 155 0 12 13 12 13 12 14 0 14-3 20-18 33-103 83-126 120-126 6 0 26 0 26 32 0 25-10 51-20 71-49 118-66 164-66 207 0 112 103 127 159 127 196 0 263-336 263-388z">
            <text:p/>
          </draw:path>
          <draw:path draw:style-name="gr6" draw:text-style-name="P13" draw:layer="layout" svg:width="0.301cm" svg:height="0.47cm" svg:x="22.241cm" svg:y="6.599cm" svg:viewBox="0 0 302 471" svg:d="M186 20c0-20 0-20-23-20-53 46-130 46-163 46v26c20 0 73 0 120-20v362c0 23 0 31-83 31h-30v26c13 0 116-3 146-3 26 0 129 3 149 3v-26h-33c-83 0-83-8-83-31z">
            <text:p/>
          </draw:path>
          <draw:path draw:style-name="gr6" draw:text-style-name="P13" draw:layer="layout" svg:width="0.139cm" svg:height="0.304cm" svg:x="22.775cm" svg:y="6.809cm" svg:viewBox="0 0 140 305" svg:d="M140 106c0-66-30-106-77-106-40 0-63 26-63 55 0 25 23 54 63 54 13 0 30-6 43-14 4-3 4-3 7-3v14c0 78-40 138-80 173-13 8-13 11-13 14 0 9 7 12 10 12 13 0 110-78 110-199z">
            <text:p/>
          </draw:path>
          <draw:path draw:style-name="gr6" draw:text-style-name="P13" draw:layer="layout" svg:width="0.125cm" svg:height="0.108cm" svg:x="23.294cm" svg:y="6.809cm" svg:viewBox="0 0 126 109" svg:d="M126 55c0-29-26-55-63-55-33 0-63 26-63 55 0 31 30 54 63 54 37 0 63-23 63-54z">
            <text:p/>
          </draw:path>
          <draw:path draw:style-name="gr6" draw:text-style-name="P13" draw:layer="layout" svg:width="0.125cm" svg:height="0.108cm" svg:x="23.808cm" svg:y="6.809cm" svg:viewBox="0 0 126 109" svg:d="M126 55c0-29-26-55-63-55-33 0-63 26-63 55 0 31 30 54 63 54 37 0 63-23 63-54z">
            <text:p/>
          </draw:path>
          <draw:path draw:style-name="gr6" draw:text-style-name="P13" draw:layer="layout" svg:width="0.125cm" svg:height="0.108cm" svg:x="24.327cm" svg:y="6.809cm" svg:viewBox="0 0 126 109" svg:d="M126 55c0-29-26-55-63-55-33 0-63 26-63 55 0 31 30 54 63 54 37 0 63-23 63-54z">
            <text:p/>
          </draw:path>
          <draw:path draw:style-name="gr6" draw:text-style-name="P13" draw:layer="layout" svg:width="0.139cm" svg:height="0.304cm" svg:x="24.848cm" svg:y="6.809cm" svg:viewBox="0 0 140 305" svg:d="M140 106c0-66-30-106-77-106-40 0-63 26-63 55 0 25 23 54 63 54 13 0 30-6 43-14 4-3 4-3 7-3v14c0 78-40 138-80 173-13 8-13 11-13 14 0 9 7 12 10 12 13 0 110-78 110-199z">
            <text:p/>
          </draw:path>
          <draw:path draw:style-name="gr6" draw:text-style-name="P13" draw:layer="layout" svg:width="0.514cm" svg:height="0.459cm" svg:x="25.3cm" svg:y="6.47cm" svg:viewBox="0 0 515 460" svg:d="M515 72c0-55-30-72-50-72-30 0-60 26-60 49 0 14 7 20 20 31 23 21 40 46 40 84 0 40-73 273-209 273-60 0-87-35-87-86 0-58 30-133 67-216 10-17 16-32 16-52 0-46-39-83-96-83-113 0-156 147-156 155 0 12 13 12 13 12 14 0 14-3 20-18 33-103 83-126 120-126 6 0 26 0 26 32 0 25-10 51-20 71-49 118-66 164-66 207 0 112 103 127 159 127 196 0 263-336 263-388z">
            <text:p/>
          </draw:path>
          <draw:path draw:style-name="gr6" draw:text-style-name="P13" draw:layer="layout" svg:width="0.501cm" svg:height="0.321cm" svg:x="25.868cm" svg:y="6.754cm" svg:viewBox="0 0 502 322" svg:d="M63 270c-3 9-10 26-10 29 0 14 17 23 30 23s27-9 30-17c3-6 10-29 17-44 3-14 13-46 16-63 7-17 10-31 13-49 10-28 10-34 37-63 23-29 60-66 123-66 46 0 46 37 46 49 0 43-33 124-46 152-10 20-13 26-13 40 0 38 36 61 79 61 80 0 117-98 117-109 0-9-10-9-14-9-10 0-10 3-13 11-20 58-56 87-90 87-16 0-20-9-20-26 0-15 4-26 20-58 10-20 43-97 43-138 0-69-63-80-106-80-70 0-116 37-139 66-7-52-53-66-90-66-33 0-53 23-63 37-20 29-30 69-30 72 0 9 10 9 13 9 14 0 14-3 20-20 10-43 27-78 60-78 20 0 27 14 27 35 0 14-7 40-14 60-6 17-13 49-20 63z">
            <text:p/>
          </draw:path>
          <draw:path draw:style-name="gr6" draw:text-style-name="P13" draw:layer="layout" svg:width="0.275cm" svg:height="1.01cm" svg:x="26.532cm" svg:y="6.159cm" svg:viewBox="0 0 276 1011" svg:d="M276 506c0-78-14-201-80-316-70-124-173-190-183-190s-13 3-13 11c0 3 0 3 23 23 117 101 183 262 183 472 0 175-43 353-189 480-17 11-17 14-17 17 0 6 3 8 13 8s117-69 186-195c60-112 77-224 77-310z">
            <text:p/>
          </draw:path>
          <draw:polygon draw:style-name="gr6" draw:text-style-name="P13" draw:layer="layout" svg:width="0.162cm" svg:height="1.01cm" svg:x="26.944cm" svg:y="6.159cm" svg:viewBox="0 0 163 1011" draw:points="163,0 0,0 0,40 116,40 116,971 0,971 0,1011 163,1011">
            <text:p/>
          </draw:polygon>
        </draw:g>
        <draw:frame draw:style-name="gr10" draw:text-style-name="P16" draw:layer="layout" svg:width="26.416cm" svg:height="3.451cm" svg:x="1.016cm" svg:y="9.262cm">
          <draw:text-box>
            <text:p text:style-name="P5"><text:span text:style-name="T46">לפי משפט מיירסון, כלל-התשלומים הוא פונקציה של כלל-הבחירה </text:span><text:span text:style-name="T47">c</text:span><text:span text:style-name="T46">. אם מציבים, מקבלים:</text:span></text:p>
          </draw:text-box>
        </draw:frame>
        <draw:frame draw:style-name="gr8" draw:text-style-name="P16" draw:layer="layout" svg:width="26.416cm" svg:height="1.897cm" svg:x="1.016cm" svg:y="3.556cm">
          <draw:text-box>
            <text:p text:style-name="P5"><text:span text:style-name="T46">לכל כלל-תשלומים </text:span><text:span text:style-name="T47">p</text:span><text:span text:style-name="T46">, תוחלת הרווח היא:</text:span></text:p>
          </draw:text-box>
        </draw:frame>
        <draw:g>
          <svg:title>TexMaths</svg:title>
          <svg:desc>28§latex§\begin{eqnarray*}
E[\operatorname{Revenue}(v_1,\ldots,v_n)] &amp; =  E[\sum_{j=1}^n c_j(v_1,\ldots,v_n) \cdot r_j(v_j)]
\end{eqnarray*}
§svg§600§FALSE§</svg:desc>
          <draw:polygon draw:style-name="gr5" draw:text-style-name="P12" draw:layer="layout" svg:width="26.415cm" svg:height="1.252cm" svg:x="1.016cm" svg:y="13.349cm" svg:viewBox="0 0 26416 1253" draw:points="13208,1253 0,1253 0,0 26416,0 26416,1253">
            <text:p/>
          </draw:polygon>
          <draw:path draw:style-name="gr6" draw:text-style-name="P13" draw:layer="layout" svg:width="0.767cm" svg:height="0.689cm" svg:x="1.055cm" svg:y="13.472cm" svg:viewBox="0 0 768 690" svg:d="M707 454c3-6 6-12 6-14 0-3 0-12-12-12-9 0-12 6-15 12-69 149-108 218-288 218h-152c-15 0-18 0-24 0-12-3-15-3-15-12 0-2 0-5 6-22l71-276h105c90 0 90 20 90 46 0 5 0 20-9 48 0 6-3 9-3 12 0 6 6 11 15 11s12-5 15-20l60-238c0-6-3-12-12-12s-12 9-15 20c-21 78-42 101-138 101h-99l63-244c9-38 9-40 57-40h150c129 0 159 28 159 112 0 26 0 26-3 54 0 6 0 12 0 17 0 6 3 12 12 12 12 0 12-6 15-23l21-175c3-29-3-29-30-29h-533c-21 0-30 0-30 20 0 12 9 12 27 12 39 0 68 0 68 17 0 6 0 6-3 26l-140 534c-12 40-12 49-96 49-18 0-30 0-30 20 0 12 9 12 30 12h548c24 0 24 0 33-18z">
            <text:p/>
          </draw:path>
          <draw:polygon draw:style-name="gr6" draw:text-style-name="P13" draw:layer="layout" svg:width="0.146cm" svg:height="1.01cm" svg:x="1.974cm" svg:y="13.403cm" svg:viewBox="0 0 147 1011" draw:points="147,1011 147,971 42,971 42,40 147,40 147,0 0,0 0,1011">
            <text:p/>
          </draw:polygon>
          <draw:path draw:style-name="gr6" draw:text-style-name="P13" draw:layer="layout" svg:width="0.736cm" svg:height="0.714cm" svg:x="2.178cm" svg:y="13.469cm" svg:viewBox="0 0 737 715" svg:d="M201 333v-261c0-23 0-35 21-38 12-2 42-2 62-2 96 0 216 2 216 152 0 69-27 149-183 149zM422 348c102-23 186-87 186-164 0-98-120-184-276-184h-332v32h24c84 0 84 11 84 48v532c0 37 0 49-84 49h-24v31c39-2 114-2 156-2 39 0 113 0 152 2v-31h-24c-83 0-83-12-83-49v-256h119c18 0 63 0 99 35 39 37 39 69 39 135s0 109 45 146c42 38 102 43 132 43 84 0 102-83 102-112 0-5 0-17-15-17-12 0-12 9-12 17-6 72-42 89-69 89-51 0-60-51-75-146l-15-81c-18-66-69-97-129-117z">
            <text:p/>
          </draw:path>
          <draw:path draw:style-name="gr6" draw:text-style-name="P13" draw:layer="layout" svg:width="0.409cm" svg:height="0.464cm" svg:x="2.944cm" svg:y="13.708cm" svg:viewBox="0 0 410 465" svg:d="M90 198c6-149 96-175 132-175 107 0 119 138 119 175zM87 221h296c24 0 27 0 27-23 0-100-57-198-188-198-123 0-222 103-222 233 0 135 111 232 234 232 128 0 176-112 176-132 0-8-9-11-15-11-9 0-9 6-12 14-39 104-131 104-143 104-54 0-96-29-120-66-33-49-33-118-33-153z">
            <text:p/>
          </draw:path>
          <draw:path draw:style-name="gr6" draw:text-style-name="P13" draw:layer="layout" svg:width="0.517cm" svg:height="0.447cm" svg:x="3.399cm" svg:y="13.725cm" svg:viewBox="0 0 518 448" svg:d="M419 101c12-23 30-69 99-69v-32c-24 3-57 3-81 3s-72-3-90-3v32c39 0 51 23 51 43 0 8-3 14-9 26l-108 258-116-284c-6-12-6-15-6-18 0-25 39-25 60-25v-32c-33 0-93 3-117 3-27 0-69 0-102-3v32c66 0 72 5 84 37l153 362c6 14 9 17 24 17 11 0 17-8 20-17z">
            <text:p/>
          </draw:path>
          <draw:path draw:style-name="gr6" draw:text-style-name="P13" draw:layer="layout" svg:width="0.409cm" svg:height="0.464cm" svg:x="3.932cm" svg:y="13.708cm" svg:viewBox="0 0 410 465" svg:d="M90 198c6-149 96-175 132-175 107 0 119 138 119 175zM87 221h296c24 0 27 0 27-23 0-100-57-198-188-198-123 0-222 103-222 233 0 135 111 232 234 232 128 0 176-112 176-132 0-8-9-11-15-11-9 0-9 6-12 14-39 104-131 104-143 104-54 0-96-29-120-66-33-49-33-118-33-153z">
            <text:p/>
          </draw:path>
          <draw:path draw:style-name="gr6" draw:text-style-name="P13" draw:layer="layout" svg:width="0.532cm" svg:height="0.447cm" svg:x="4.403cm" svg:y="13.714cm" svg:viewBox="0 0 533 448" svg:d="M84 101v270c0 46-12 46-84 46v31c36 0 90-3 120-3 27 0 84 3 120 3v-31c-72 0-84 0-84-46v-187c0-104 75-161 143-161 66 0 78 55 78 112v236c0 46-12 46-84 46v31c39 0 93-3 120-3s84 3 120 3v-31c-57 0-81 0-84-29v-195c0-87 0-118-33-156-15-17-48-37-111-37-77 0-125 43-155 106v-106l-150 11v32c75 0 84 6 84 58z">
            <text:p/>
          </draw:path>
          <draw:path draw:style-name="gr6" draw:text-style-name="P13" draw:layer="layout" svg:width="0.532cm" svg:height="0.459cm" svg:x="4.957cm" svg:y="13.714cm" svg:viewBox="0 0 533 460" svg:d="M380 368v92l153-12v-31c-75 0-84-6-84-55v-362l-156 11v32c75 0 84 6 84 58v181c0 86-51 155-128 155-90 0-93-46-93-101v-336l-156 11v32c84 0 84 3 84 92v152c0 81 0 173 159 173 59 0 107-29 137-92z">
            <text:p/>
          </draw:path>
          <draw:path draw:style-name="gr6" draw:text-style-name="P13" draw:layer="layout" svg:width="0.409cm" svg:height="0.464cm" svg:x="5.534cm" svg:y="13.708cm" svg:viewBox="0 0 410 465" svg:d="M90 198c6-149 96-175 132-175 107 0 119 138 119 175zM87 221h296c24 0 27 0 27-23 0-100-57-198-188-198-123 0-222 103-222 233 0 135 111 232 234 232 128 0 176-112 176-132 0-8-9-11-15-11-9 0-9 6-12 14-39 104-131 104-143 104-54 0-96-29-120-66-33-49-33-118-33-153z">
            <text:p/>
          </draw:path>
          <draw:path draw:style-name="gr6" draw:text-style-name="P13" draw:layer="layout" svg:width="0.248cm" svg:height="1.01cm" svg:x="6.091cm" svg:y="13.403cm" svg:viewBox="0 0 249 1011" svg:d="M249 1003c0-3 0-6-21-23-132-127-165-319-165-474 0-176 39-351 171-477 15-15 15-15 15-18 0-8-6-11-12-11-12 0-108 69-171 198-54 112-66 224-66 308 0 80 12 201 69 316 66 126 156 189 168 189 6 0 12-2 12-8z">
            <text:p/>
          </draw:path>
          <draw:path draw:style-name="gr6" draw:text-style-name="P13" draw:layer="layout" svg:width="0.463cm" svg:height="0.459cm" svg:x="6.424cm" svg:y="13.714cm" svg:viewBox="0 0 464 460" svg:d="M464 72c0-55-27-72-45-72-27 0-54 26-54 49 0 14 6 20 18 31 21 21 36 46 36 84 0 40-63 273-188 273-54 0-78-35-78-86 0-58 30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6" draw:text-style-name="P13" draw:layer="layout" svg:width="0.271cm" svg:height="0.47cm" svg:x="6.981cm" svg:y="13.843cm" svg:viewBox="0 0 272 471" svg:d="M168 20c0-20 0-20-21-20-48 46-117 46-147 46v26c18 0 66 0 108-20v362c0 23 0 31-75 31h-27v26c12 0 105-3 132-3 24 0 117 3 134 3v-26h-29c-75 0-75-8-75-31z">
            <text:p/>
          </draw:path>
          <draw:path draw:style-name="gr6" draw:text-style-name="P13" draw:layer="layout" svg:width="0.125cm" svg:height="0.304cm" svg:x="7.466cm" svg:y="14.053cm" svg:viewBox="0 0 126 305" svg:d="M126 106c0-66-27-106-69-106-36 0-57 26-57 55 0 25 21 54 57 54 12 0 27-6 39-14 3-3 3-3 6-3v14c0 78-36 138-72 173-12 8-12 11-12 14 0 9 6 12 9 12 12 0 99-78 99-199z">
            <text:p/>
          </draw:path>
          <draw:path draw:style-name="gr6" draw:text-style-name="P13" draw:layer="layout" svg:width="0.113cm" svg:height="0.108cm" svg:x="7.93cm" svg:y="14.053cm" svg:viewBox="0 0 114 109" svg:d="M114 55c0-29-24-55-57-55-30 0-57 26-57 55 0 31 27 54 57 54 33 0 57-23 57-54z">
            <text:p/>
          </draw:path>
          <draw:path draw:style-name="gr6" draw:text-style-name="P13" draw:layer="layout" svg:width="0.113cm" svg:height="0.108cm" svg:x="8.397cm" svg:y="14.053cm" svg:viewBox="0 0 114 109" svg:d="M114 55c0-29-24-55-57-55-30 0-57 26-57 55 0 31 27 54 57 54 33 0 57-23 57-54z">
            <text:p/>
          </draw:path>
          <draw:path draw:style-name="gr6" draw:text-style-name="P13" draw:layer="layout" svg:width="0.113cm" svg:height="0.108cm" svg:x="8.864cm" svg:y="14.053cm" svg:viewBox="0 0 114 109" svg:d="M114 55c0-29-24-55-57-55-30 0-57 26-57 55 0 31 27 54 57 54 33 0 57-23 57-54z">
            <text:p/>
          </draw:path>
          <draw:path draw:style-name="gr6" draw:text-style-name="P13" draw:layer="layout" svg:width="0.125cm" svg:height="0.304cm" svg:x="9.334cm" svg:y="14.053cm" svg:viewBox="0 0 126 305" svg:d="M126 106c0-66-27-106-69-106-36 0-57 26-57 55 0 25 21 54 57 54 12 0 27-6 39-14 3-3 3-3 6-3v14c0 78-36 138-72 173-12 8-12 11-12 14 0 9 6 12 9 12 12 0 99-78 99-199z">
            <text:p/>
          </draw:path>
          <draw:path draw:style-name="gr6" draw:text-style-name="P13" draw:layer="layout" svg:width="0.463cm" svg:height="0.459cm" svg:x="9.741cm" svg:y="13.714cm" svg:viewBox="0 0 464 460" svg:d="M464 72c0-55-27-72-45-72-27 0-54 26-54 49 0 14 6 20 18 31 21 21 36 46 36 84 0 40-66 273-188 273-54 0-78-35-78-86 0-58 27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6" draw:text-style-name="P13" draw:layer="layout" svg:width="0.451cm" svg:height="0.321cm" svg:x="10.254cm" svg:y="13.998cm" svg:viewBox="0 0 452 322" svg:d="M57 270c-3 9-9 26-9 29 0 14 15 23 27 23s24-9 27-17c3-6 9-29 15-44 3-14 12-46 15-63 6-17 9-31 12-49 9-28 9-34 33-63 21-29 54-66 110-66 42 0 42 37 42 49 0 43-30 124-42 152-9 20-12 26-12 40 0 38 33 61 72 61 72 0 105-98 105-109 0-9-9-9-12-9-9 0-9 3-12 11-18 58-51 87-81 87-15 0-18-9-18-26 0-15 3-26 18-58 9-20 39-97 39-138 0-69-57-80-96-80-62 0-104 37-125 66-6-52-48-66-81-66-30 0-48 23-57 37-18 29-27 69-27 72 0 9 9 9 12 9 12 0 12-3 18-20 9-43 24-78 54-78 18 0 24 14 24 35 0 14-6 40-12 60-6 17-12 49-18 63z">
            <text:p/>
          </draw:path>
          <draw:path draw:style-name="gr6" draw:text-style-name="P13" draw:layer="layout" svg:width="0.248cm" svg:height="1.01cm" svg:x="10.852cm" svg:y="13.403cm" svg:viewBox="0 0 249 1011" svg:d="M249 506c0-78-12-201-72-316-63-124-156-190-165-190s-12 3-12 11c0 3 0 3 21 23 105 101 165 262 165 472 0 175-39 353-171 480-15 11-15 14-15 17 0 6 3 8 12 8s105-69 168-195c54-112 69-224 69-310z">
            <text:p/>
          </draw:path>
          <draw:polygon draw:style-name="gr6" draw:text-style-name="P13" draw:layer="layout" svg:width="0.146cm" svg:height="1.01cm" svg:x="11.224cm" svg:y="13.403cm" svg:viewBox="0 0 147 1011" draw:points="147,0 0,0 0,40 105,40 105,971 0,971 0,1011 147,1011">
            <text:p/>
          </draw:polygon>
          <draw:path draw:style-name="gr6" draw:text-style-name="P13" draw:layer="layout" svg:width="0.703cm" svg:height="0.237cm" svg:x="12.616cm" svg:y="13.788cm" svg:viewBox="0 0 704 238" svg:d="M668 40c15 0 36 0 36-20s-21-20-36-20h-632c-15 0-36 0-36 20s21 20 36 20zM668 238c15 0 36 0 36-20s-21-20-36-20h-632c-15 0-36 0-36 20s21 20 36 20z">
            <text:p/>
          </draw:path>
          <draw:path draw:style-name="gr6" draw:text-style-name="P13" draw:layer="layout" svg:width="0.767cm" svg:height="0.689cm" svg:x="13.706cm" svg:y="13.472cm" svg:viewBox="0 0 768 690" svg:d="M707 454c3-6 6-12 6-14 0-3 0-12-12-12-9 0-12 6-15 12-69 149-108 218-288 218h-152c-15 0-18 0-24 0-12-3-15-3-15-12 0-2 0-5 6-22l71-276h105c90 0 90 20 90 46 0 5 0 20-9 48 0 6-3 9-3 12 0 6 6 11 15 11s12-5 15-20l60-238c0-6-3-12-12-12s-12 9-15 20c-21 78-42 101-138 101h-99l63-244c9-38 9-40 57-40h150c129 0 159 28 159 112 0 26 0 26-3 54 0 6 0 12 0 17 0 6 3 12 12 12 12 0 12-6 15-23l21-175c3-29-3-29-30-29h-533c-21 0-30 0-30 20 0 12 9 12 27 12 39 0 68 0 68 17 0 6 0 6-3 26l-140 534c-12 40-12 49-96 49-18 0-30 0-30 20 0 12 9 12 30 12h548c24 0 24 0 33-18z">
            <text:p/>
          </draw:path>
          <draw:polygon draw:style-name="gr6" draw:text-style-name="P13" draw:layer="layout" svg:width="0.146cm" svg:height="1.01cm" svg:x="14.622cm" svg:y="13.403cm" svg:viewBox="0 0 147 1011" draw:points="147,1011 147,971 42,971 42,40 147,40 147,0 0,0 0,1011">
            <text:p/>
          </draw:polygon>
          <draw:path draw:style-name="gr6" draw:text-style-name="P13" draw:layer="layout" svg:width="0.993cm" svg:height="1.01cm" svg:x="14.85cm" svg:y="13.403cm" svg:viewBox="0 0 994 1011" svg:d="M386 540l-374 446c-9 8-12 11-12 17 0 8 12 8 30 8h874l90-250h-24c-27 75-99 138-188 167-15 6-90 29-246 29h-446l365-434c6-9 9-12 9-17 0-3 0-6-6-15l-344-451h419c120 0 362 9 437 196h24l-90-236h-874c-30 0-30 0-30 32z">
            <text:p/>
          </draw:path>
          <draw:path draw:style-name="gr6" draw:text-style-name="P13" draw:layer="layout" svg:width="0.451cm" svg:height="0.321cm" svg:x="15.937cm" svg:y="13.34cm" svg:viewBox="0 0 452 322" svg:d="M57 270c-3 9-9 26-9 29 0 14 15 23 27 23s24-9 27-17c3-6 9-29 15-44 3-14 12-46 15-63 6-17 9-31 12-49 9-28 9-34 33-63 21-29 54-66 110-66 42 0 42 37 42 49 0 43-30 124-42 152-9 20-12 26-12 40 0 38 33 61 72 61 72 0 105-98 105-109 0-9-9-9-12-9-9 0-9 3-12 11-18 58-51 87-81 87-15 0-18-9-18-26 0-15 3-26 18-58 9-20 39-97 39-138 0-69-57-80-96-80-62 0-104 37-125 66-6-52-48-66-81-66-30 0-48 23-57 37-18 29-27 69-27 72 0 9 9 9 12 9 12 0 12-3 18-20 9-43 24-78 54-78 18 0 24 14 24 35 0 14-6 40-12 60-6 17-12 49-18 63z">
            <text:p/>
          </draw:path>
          <draw:path draw:style-name="gr6" draw:text-style-name="P13" draw:layer="layout" svg:width="0.325cm" svg:height="0.614cm" svg:x="15.901cm" svg:y="13.995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6" draw:text-style-name="P13" draw:layer="layout" svg:width="0.544cm" svg:height="0.192cm" svg:x="16.344cm" svg:y="14.19cm" svg:viewBox="0 0 545 193" svg:d="M518 34c9 0 27 0 27-17s-18-17-27-17h-491c-9 0-27 0-27 17s18 17 27 17zM518 193c9 0 27 0 27-18 0-17-18-17-27-17h-491c-9 0-27 0-27 17 0 18 18 18 27 18z">
            <text:p/>
          </draw:path>
          <draw:path draw:style-name="gr6" draw:text-style-name="P13" draw:layer="layout" svg:width="0.271cm" svg:height="0.47cm" svg:x="17.015cm" svg:y="13.992cm" svg:viewBox="0 0 272 471" svg:d="M168 20c0-20 0-20-21-20-48 46-117 46-147 46v26c18 0 66 0 108-20v362c0 23 0 31-75 31h-27v26c12 0 105-3 132-3 24 0 117 3 134 3v-26h-29c-75 0-75-8-75-31z">
            <text:p/>
          </draw:path>
          <draw:path draw:style-name="gr6" draw:text-style-name="P13" draw:layer="layout" svg:width="0.412cm" svg:height="0.459cm" svg:x="17.629cm" svg:y="13.714cm" svg:viewBox="0 0 413 460" svg:d="M377 63c-18 0-33 0-48 15-18 14-18 31-18 40 0 23 18 34 39 34 30 0 60-23 60-66 0-49-51-86-126-86-143 0-284 147-284 287 0 92 63 173 171 173 152 0 242-107 242-121 0-6-6-11-15-11-3 0-6 2-12 8-84 101-200 101-212 101-66 0-96-49-96-109 0-44 21-141 57-204 33-58 93-101 149-101 36 0 78 11 93 40z">
            <text:p/>
          </draw:path>
          <draw:path draw:style-name="gr6" draw:text-style-name="P13" draw:layer="layout" svg:width="0.325cm" svg:height="0.614cm" svg:x="18.039cm" svg:y="13.843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6" draw:text-style-name="P13" draw:layer="layout" svg:width="0.248cm" svg:height="1.01cm" svg:x="18.587cm" svg:y="13.403cm" svg:viewBox="0 0 249 1011" svg:d="M249 1003c0-3 0-6-21-23-132-127-165-319-165-474 0-176 39-351 171-477 15-15 15-15 15-18 0-8-6-11-12-11-12 0-108 69-171 198-54 112-66 224-66 308 0 80 12 201 69 316 66 126 156 189 168 189 6 0 12-2 12-8z">
            <text:p/>
          </draw:path>
          <draw:path draw:style-name="gr6" draw:text-style-name="P13" draw:layer="layout" svg:width="0.463cm" svg:height="0.459cm" svg:x="18.922cm" svg:y="13.714cm" svg:viewBox="0 0 464 460" svg:d="M464 72c0-55-27-72-45-72-27 0-54 26-54 49 0 14 6 20 18 31 21 21 36 46 36 84 0 40-63 273-188 273-54 0-78-35-78-86 0-58 30-133 60-216 9-17 15-32 15-52 0-46-36-83-87-83-102 0-141 147-141 155 0 12 12 12 12 12 12 0 12-3 18-18 30-103 75-126 108-126 6 0 27 0 27 32 0 25-12 51-21 71-45 118-60 164-60 207 0 112 93 127 144 127 176 0 236-336 236-388z">
            <text:p/>
          </draw:path>
          <draw:path draw:style-name="gr6" draw:text-style-name="P13" draw:layer="layout" svg:width="0.271cm" svg:height="0.47cm" svg:x="19.479cm" svg:y="13.843cm" svg:viewBox="0 0 272 471" svg:d="M168 20c0-20 0-20-21-20-48 46-117 46-147 46v26c18 0 66 0 108-20v362c0 23 0 31-75 31h-27v26c12 0 105-3 132-3 24 0 117 3 134 3v-26h-29c-75 0-75-8-75-31z">
            <text:p/>
          </draw:path>
          <draw:path draw:style-name="gr6" draw:text-style-name="P13" draw:layer="layout" svg:width="0.125cm" svg:height="0.304cm" svg:x="19.961cm" svg:y="14.053cm" svg:viewBox="0 0 126 305" svg:d="M126 106c0-66-27-106-69-106-36 0-57 26-57 55 0 25 21 54 57 54 12 0 27-6 39-14 3-3 3-3 3-3 3 0 3 0 3 14 0 78-36 138-72 173-12 8-12 11-12 14 0 9 6 12 9 12 12 0 99-78 99-199z">
            <text:p/>
          </draw:path>
          <draw:path draw:style-name="gr6" draw:text-style-name="P13" draw:layer="layout" svg:width="0.113cm" svg:height="0.108cm" svg:x="20.428cm" svg:y="14.053cm" svg:viewBox="0 0 114 109" svg:d="M114 55c0-29-24-55-57-55-30 0-57 26-57 55 0 31 27 54 57 54 33 0 57-23 57-54z">
            <text:p/>
          </draw:path>
          <draw:path draw:style-name="gr6" draw:text-style-name="P13" draw:layer="layout" svg:width="0.113cm" svg:height="0.108cm" svg:x="20.895cm" svg:y="14.053cm" svg:viewBox="0 0 114 109" svg:d="M114 55c0-29-24-55-57-55-30 0-57 26-57 55 0 31 27 54 57 54 33 0 57-23 57-54z">
            <text:p/>
          </draw:path>
          <draw:path draw:style-name="gr6" draw:text-style-name="P13" draw:layer="layout" svg:width="0.113cm" svg:height="0.108cm" svg:x="21.362cm" svg:y="14.053cm" svg:viewBox="0 0 114 109" svg:d="M114 55c0-29-24-55-57-55-30 0-57 26-57 55 0 31 27 54 57 54 33 0 57-23 57-54z">
            <text:p/>
          </draw:path>
          <draw:path draw:style-name="gr6" draw:text-style-name="P13" draw:layer="layout" svg:width="0.125cm" svg:height="0.304cm" svg:x="21.833cm" svg:y="14.053cm" svg:viewBox="0 0 126 305" svg:d="M126 106c0-66-27-106-69-106-36 0-57 26-57 55 0 25 21 54 57 54 12 0 27-6 39-14 3-3 3-3 3-3 3 0 3 0 3 14 0 78-36 138-72 173-12 8-12 11-12 14 0 9 6 12 9 12 12 0 99-78 99-199z">
            <text:p/>
          </draw:path>
          <draw:path draw:style-name="gr6" draw:text-style-name="P13" draw:layer="layout" svg:width="0.463cm" svg:height="0.459cm" svg:x="22.237cm" svg:y="13.714cm" svg:viewBox="0 0 464 460" svg:d="M464 72c0-55-27-72-45-72-27 0-54 26-54 49 0 14 6 20 18 31 21 21 36 46 36 84 0 40-63 273-188 273-54 0-78-35-78-86 0-58 30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6" draw:text-style-name="P13" draw:layer="layout" svg:width="0.451cm" svg:height="0.321cm" svg:x="22.752cm" svg:y="13.998cm" svg:viewBox="0 0 452 322" svg:d="M57 270c-3 9-9 26-9 29 0 14 15 23 27 23s24-9 27-17c3-6 9-29 15-44 3-14 12-46 15-63 6-17 9-31 12-49 9-28 12-34 33-63s54-66 110-66c42 0 42 37 42 49 0 43-30 124-42 152-9 20-12 26-12 40 0 38 33 61 72 61 72 0 105-98 105-109 0-9-9-9-12-9-9 0-9 3-12 11-18 58-51 87-81 87-15 0-18-9-18-26 0-15 3-26 18-58 9-20 39-97 39-138 0-69-57-80-96-80-62 0-104 37-125 66-6-52-48-66-81-66-30 0-48 23-57 37-18 29-27 69-27 72 0 9 9 9 12 9 12 0 12-3 18-20 9-43 24-78 54-78 18 0 24 14 24 35 0 14-6 40-12 60-6 17-12 49-18 63z">
            <text:p/>
          </draw:path>
          <draw:path draw:style-name="gr6" draw:text-style-name="P13" draw:layer="layout" svg:width="0.248cm" svg:height="1.01cm" svg:x="23.348cm" svg:y="13.403cm" svg:viewBox="0 0 249 1011" svg:d="M249 506c0-78-12-201-72-316-63-124-156-190-165-190s-12 3-12 11c0 3 0 3 21 23 105 101 165 262 165 472 0 175-39 353-171 480-15 11-15 14-15 17 0 6 3 8 12 8s105-69 168-195c54-112 69-224 69-310z">
            <text:p/>
          </draw:path>
          <draw:path draw:style-name="gr6" draw:text-style-name="P13" draw:layer="layout" svg:width="0.113cm" svg:height="0.108cm" svg:x="24.021cm" svg:y="13.854cm" svg:viewBox="0 0 114 109" svg:d="M114 55c0-29-24-55-57-55-30 0-57 26-57 55 0 31 27 54 57 54 33 0 57-23 57-54z">
            <text:p/>
          </draw:path>
          <draw:path draw:style-name="gr6" draw:text-style-name="P13" draw:layer="layout" svg:width="0.43cm" svg:height="0.459cm" svg:x="24.486cm" svg:y="13.714cm" svg:viewBox="0 0 431 460" svg:d="M63 388c-3 17-9 40-9 46 0 17 15 26 30 26 12 0 33-9 39-29 3-3 39-141 42-161 9-32 27-103 36-132 3-12 33-60 57-83 8-6 38-32 86-32 27 0 42 11 45 11-33 6-57 29-57 55 0 17 12 37 42 37 27 0 57-23 57-60 0-34-33-66-87-66-69 0-116 49-137 78-6-46-45-78-96-78-48 0-69 40-78 57-18 35-33 95-33 98 0 12 12 12 12 12 12 0 12 0 18-23 18-72 39-121 78-121 18 0 33 9 33 46 0 20-3 32-18 86z">
            <text:p/>
          </draw:path>
          <draw:path draw:style-name="gr6" draw:text-style-name="P13" draw:layer="layout" svg:width="0.325cm" svg:height="0.614cm" svg:x="24.929cm" svg:y="13.843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6" draw:text-style-name="P13" draw:layer="layout" svg:width="0.248cm" svg:height="1.01cm" svg:x="25.477cm" svg:y="13.403cm" svg:viewBox="0 0 249 1011" svg:d="M249 1003c0-3 0-6-21-23-132-127-165-319-165-474 0-176 39-351 171-477 15-15 15-15 15-18 0-8-6-11-12-11-12 0-108 69-171 198-54 112-66 224-66 308 0 80 12 201 69 316 66 126 156 189 168 189 6 0 12-2 12-8z">
            <text:p/>
          </draw:path>
          <draw:path draw:style-name="gr6" draw:text-style-name="P13" draw:layer="layout" svg:width="0.463cm" svg:height="0.459cm" svg:x="25.809cm" svg:y="13.714cm" svg:viewBox="0 0 464 460" svg:d="M464 72c0-55-27-72-45-72-27 0-54 26-54 49 0 14 6 20 18 31 21 21 36 46 36 84 0 40-66 273-188 273-54 0-78-35-78-86 0-58 27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6" draw:text-style-name="P13" draw:layer="layout" svg:width="0.325cm" svg:height="0.614cm" svg:x="26.288cm" svg:y="13.843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6" draw:text-style-name="P13" draw:layer="layout" svg:width="0.248cm" svg:height="1.01cm" svg:x="26.791cm" svg:y="13.403cm" svg:viewBox="0 0 249 1011" svg:d="M249 506c0-78-12-201-72-316-63-124-156-190-165-190s-12 3-12 11c0 3 0 3 21 23 105 101 165 262 165 472 0 175-39 353-171 480-15 11-15 14-15 17 0 6 3 8 12 8s105-69 168-195c54-112 69-224 69-310z">
            <text:p/>
          </draw:path>
          <draw:polygon draw:style-name="gr6" draw:text-style-name="P13" draw:layer="layout" svg:width="0.146cm" svg:height="1.01cm" svg:x="27.163cm" svg:y="13.403cm" svg:viewBox="0 0 147 1011" draw:points="147,0 0,0 0,40 105,40 105,971 0,971 0,1011 147,1011">
            <text:p/>
          </draw:polygon>
        </draw:g>
        <draw:frame draw:style-name="gr11" draw:text-style-name="P17" draw:layer="layout" svg:width="28cm" svg:height="4.913cm" svg:x="0cm" svg:y="15.494cm">
          <draw:text-box>
            <text:p text:style-name="P5"><text:span text:style-name="T48">תוחלת הרווח = תוחלת סכום הערכים הוירטואליים.</text:span></text:p>
            <text:p text:style-name="P5"><text:span text:style-name="T49">מסקנה: כדי למקסם רווח, צריך למצוא כלל-בחירה אשר </text:span><text:span text:style-name="T50">ממקסם את סכום הערכים הוירטואליים</text:span><text:span text:style-name="T49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7" draw:layer="layout" svg:width="28cm" svg:height="2.352cm" svg:x="0cm" svg:y="-0.066cm" presentation:class="title" presentation:user-transformed="true">
          <draw:text-box>
            <text:p text:style-name="P1"><text:span text:style-name="T11">מיקסום רווח בשיטת מיירסון – חפץ אחד</text:span></text:p>
          </draw:text-box>
        </draw:frame>
        <draw:frame draw:style-name="gr12" draw:text-style-name="P18" draw:layer="layout" svg:width="28cm" svg:height="1.805cm" svg:x="0cm" svg:y="3.048cm">
          <draw:text-box>
            <text:p text:style-name="P5"><text:span text:style-name="T51">תוחלת הרווח = תוחלת סכום הערכים הוירטואליים.</text:span></text:p>
          </draw:text-box>
        </draw:frame>
        <draw:g>
          <svg:title>TexMaths</svg:title>
          <svg:desc>28§display§r_j(v)  :=  v - {1 - F_j(v) \over F_j'(v) }§svg§600§FALSE§</svg:desc>
          <draw:polygon draw:style-name="gr5" draw:text-style-name="P12" draw:layer="layout" svg:width="9.561cm" svg:height="2.486cm" svg:x="8.933cm" svg:y="4.575cm" svg:viewBox="0 0 9562 2487" draw:points="4783,2487 0,2487 0,0 9562,0 9562,2487">
            <text:p/>
          </draw:polygon>
          <draw:path draw:style-name="gr6" draw:text-style-name="P13" draw:layer="layout" svg:width="0.402cm" svg:height="0.447cm" svg:x="8.961cm" svg:y="5.541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6" draw:text-style-name="P13" draw:layer="layout" svg:width="0.304cm" svg:height="0.598cm" svg:x="9.375cm" svg:y="5.6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6" draw:text-style-name="P13" draw:layer="layout" svg:width="0.231cm" svg:height="0.985cm" svg:x="9.888cm" svg:y="5.2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3" draw:layer="layout" svg:width="0.433cm" svg:height="0.447cm" svg:x="10.199cm" svg:y="5.541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3" draw:layer="layout" svg:width="0.231cm" svg:height="0.985cm" svg:x="10.739cm" svg:y="5.2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3" draw:layer="layout" svg:width="0.105cm" svg:height="0.425cm" svg:x="11.422cm" svg:y="5.552cm" svg:viewBox="0 0 106 426" svg:d="M106 53c0-31-22-53-53-53-28 0-53 22-53 53 0 28 25 53 53 53 31 0 53-25 53-53zM106 375c0-31-22-53-53-53-28 0-53 22-53 53 0 28 25 51 53 51 31 0 53-23 53-51z">
            <text:p/>
          </draw:path>
          <draw:path draw:style-name="gr6" draw:text-style-name="P13" draw:layer="layout" svg:width="0.657cm" svg:height="0.231cm" svg:x="11.663cm" svg:y="5.61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6" draw:text-style-name="P13" draw:layer="layout" svg:width="0.433cm" svg:height="0.447cm" svg:x="12.674cm" svg:y="5.541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3" draw:layer="layout" svg:width="0.604cm" svg:height="0.041cm" svg:x="13.455cm" svg:y="5.709cm" svg:viewBox="0 0 605 42" svg:d="M568 42c17 0 37 0 37-20 0-22-20-22-37-22h-534c-17 0-34 0-34 22 0 20 17 20 34 20z">
            <text:p/>
          </draw:path>
          <draw:path draw:style-name="gr6" draw:text-style-name="P13" draw:layer="layout" svg:width="0.327cm" svg:height="0.657cm" svg:x="14.561cm" svg:y="4.656cm" svg:viewBox="0 0 328 658" svg:d="M204 25c0-22 0-25-22-25-62 64-151 64-182 64v31c20 0 78 0 129-28v513c0 36-3 47-93 47h-30v31c36-3 120-3 162-3 39 0 126 0 160 3v-31h-31c-90 0-93-11-93-47z">
            <text:p/>
          </draw:path>
          <draw:path draw:style-name="gr6" draw:text-style-name="P13" draw:layer="layout" svg:width="0.604cm" svg:height="0.041cm" svg:x="15.264cm" svg:y="5.045cm" svg:viewBox="0 0 605 42" svg:d="M568 42c17 0 37 0 37-20 0-22-20-22-37-22h-534c-17 0-34 0-34 22 0 20 17 20 34 20z">
            <text:p/>
          </draw:path>
          <draw:path draw:style-name="gr6" draw:text-style-name="P13" draw:layer="layout" svg:width="0.703cm" svg:height="0.671cm" svg:x="16.202cm" svg:y="4.642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4-22l20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6" draw:text-style-name="P13" draw:layer="layout" svg:width="0.304cm" svg:height="0.598cm" svg:x="16.793cm" svg:y="5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6" draw:text-style-name="P13" draw:layer="layout" svg:width="0.231cm" svg:height="0.985cm" svg:x="17.305cm" svg:y="4.57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3" draw:layer="layout" svg:width="0.433cm" svg:height="0.447cm" svg:x="17.619cm" svg:y="4.874cm" svg:viewBox="0 0 434 448" svg:d="M434 70c0-53-25-70-42-70-25 0-50 25-50 48 0 14 5 19 16 30 20 20 34 45 34 82 0 39-59 266-176 266-51 0-73-34-73-84 0-56 28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3" draw:layer="layout" svg:width="0.231cm" svg:height="0.985cm" svg:x="18.156cm" svg:y="4.57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6" draw:text-style-name="P13" draw:layer="layout" svg:width="4.023cm" svg:height="0.041cm" svg:x="14.474cm" svg:y="5.709cm" svg:viewBox="0 0 4024 42" draw:points="2010,42 0,42 0,0 4024,0 4024,42">
            <text:p/>
          </draw:polygon>
          <draw:path draw:style-name="gr6" draw:text-style-name="P13" draw:layer="layout" svg:width="0.703cm" svg:height="0.671cm" svg:x="15.359cm" svg:y="5.981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3-3c-28-2-31-5-31-19 0 0 0-9 6-23z">
            <text:p/>
          </draw:path>
          <draw:path draw:style-name="gr6" draw:text-style-name="P13" draw:layer="layout" svg:width="0.175cm" svg:height="0.357cm" svg:x="16.121cm" svg:y="5.927cm" svg:viewBox="0 0 176 358" svg:d="M168 62c6-14 8-20 8-23 0-22-19-39-42-39-28 0-36 22-39 34l-92 299c0 3-3 11-3 11 0 9 22 14 28 14 3 0 6 0 8-11z">
            <text:p/>
          </draw:path>
          <draw:path draw:style-name="gr6" draw:text-style-name="P13" draw:layer="layout" svg:width="0.304cm" svg:height="0.598cm" svg:x="15.95cm" svg:y="6.46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6" draw:text-style-name="P13" draw:layer="layout" svg:width="0.231cm" svg:height="0.985cm" svg:x="16.462cm" svg:y="5.91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3" draw:layer="layout" svg:width="0.433cm" svg:height="0.447cm" svg:x="16.776cm" svg:y="6.216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3" draw:layer="layout" svg:width="0.231cm" svg:height="0.985cm" svg:x="17.314cm" svg:y="5.91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frame draw:style-name="gr13" draw:text-style-name="P19" draw:layer="layout" svg:width="28cm" svg:height="11.221cm" svg:x="0cm" svg:y="7.359cm">
          <draw:text-box>
            <text:p text:style-name="P5"><text:span text:style-name="T52">א. קונה אחד: </text:span></text:p>
            <text:p text:style-name="P5"><text:span text:style-name="T52"><text:s text:c="3"/>תוחלת הרווח = הערך הוירטואלי = </text:span><text:span text:style-name="T53">r(v)</text:span><text:span text:style-name="T52">.</text:span></text:p>
            <text:p text:style-name="P5"><text:span text:style-name="T52"/></text:p>
            <text:p text:style-name="P5"><text:span text:style-name="T52">כלל-הבחירה הוא: מכור אם-ורק-אם <text:s/></text:span><text:span text:style-name="T53">r(v)&gt;0</text:span><text:span text:style-name="T52">.</text:span></text:p>
            <text:p text:style-name="P5"><text:span text:style-name="T53"><text:s text:c="10"/>*** הכלל אמיתי בתנאי ש-</text:span><text:span text:style-name="T53">r</text:span><text:span text:style-name="T53"> היא פונקציה עולה.</text:span></text:p>
            <text:p text:style-name="P5"><text:span text:style-name="T53"/></text:p>
            <text:p text:style-name="P5"><text:span text:style-name="T52">התשלום הוא ערך-הסף <text:s text:c="3"/>= <text:s text:c="3"/></text:span><text:span text:style-name="T53">r </text:span><text:span text:style-name="T54">-1</text:span><text:span text:style-name="T53">(0)</text:span><text:span text:style-name="T52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7" draw:layer="layout" svg:width="28cm" svg:height="2.352cm" svg:x="0cm" svg:y="-0.066cm" presentation:class="title" presentation:user-transformed="true">
          <draw:text-box>
            <text:p text:style-name="P1"><text:span text:style-name="T11">מיקסום רווח בשיטת מיירסון – חפץ אחד</text:span></text:p>
          </draw:text-box>
        </draw:frame>
        <draw:frame draw:style-name="gr12" draw:text-style-name="P18" draw:layer="layout" svg:width="28cm" svg:height="1.805cm" svg:x="0cm" svg:y="3.048cm">
          <draw:text-box>
            <text:p text:style-name="P5"><text:span text:style-name="T51">תוחלת הרווח = תוחלת סכום הערכים הוירטואליים.</text:span></text:p>
          </draw:text-box>
        </draw:frame>
        <draw:g>
          <svg:title>TexMaths</svg:title>
          <svg:desc>28§display§r_j(v)  :=  v - {1 - F_j(v) \over F_j'(v) }§svg§600§FALSE§</svg:desc>
          <draw:polygon draw:style-name="gr5" draw:text-style-name="P12" draw:layer="layout" svg:width="9.561cm" svg:height="2.486cm" svg:x="8.933cm" svg:y="4.575cm" svg:viewBox="0 0 9562 2487" draw:points="4783,2487 0,2487 0,0 9562,0 9562,2487">
            <text:p/>
          </draw:polygon>
          <draw:path draw:style-name="gr6" draw:text-style-name="P13" draw:layer="layout" svg:width="0.402cm" svg:height="0.447cm" svg:x="8.961cm" svg:y="5.541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6" draw:text-style-name="P13" draw:layer="layout" svg:width="0.304cm" svg:height="0.598cm" svg:x="9.375cm" svg:y="5.6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6" draw:text-style-name="P13" draw:layer="layout" svg:width="0.231cm" svg:height="0.985cm" svg:x="9.888cm" svg:y="5.2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3" draw:layer="layout" svg:width="0.433cm" svg:height="0.447cm" svg:x="10.199cm" svg:y="5.541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3" draw:layer="layout" svg:width="0.231cm" svg:height="0.985cm" svg:x="10.739cm" svg:y="5.2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3" draw:layer="layout" svg:width="0.105cm" svg:height="0.425cm" svg:x="11.422cm" svg:y="5.552cm" svg:viewBox="0 0 106 426" svg:d="M106 53c0-31-22-53-53-53-28 0-53 22-53 53 0 28 25 53 53 53 31 0 53-25 53-53zM106 375c0-31-22-53-53-53-28 0-53 22-53 53 0 28 25 51 53 51 31 0 53-23 53-51z">
            <text:p/>
          </draw:path>
          <draw:path draw:style-name="gr6" draw:text-style-name="P13" draw:layer="layout" svg:width="0.657cm" svg:height="0.231cm" svg:x="11.663cm" svg:y="5.61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6" draw:text-style-name="P13" draw:layer="layout" svg:width="0.433cm" svg:height="0.447cm" svg:x="12.674cm" svg:y="5.541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3" draw:layer="layout" svg:width="0.604cm" svg:height="0.041cm" svg:x="13.455cm" svg:y="5.709cm" svg:viewBox="0 0 605 42" svg:d="M568 42c17 0 37 0 37-20 0-22-20-22-37-22h-534c-17 0-34 0-34 22 0 20 17 20 34 20z">
            <text:p/>
          </draw:path>
          <draw:path draw:style-name="gr6" draw:text-style-name="P13" draw:layer="layout" svg:width="0.327cm" svg:height="0.657cm" svg:x="14.561cm" svg:y="4.656cm" svg:viewBox="0 0 328 658" svg:d="M204 25c0-22 0-25-22-25-62 64-151 64-182 64v31c20 0 78 0 129-28v513c0 36-3 47-93 47h-30v31c36-3 120-3 162-3 39 0 126 0 160 3v-31h-31c-90 0-93-11-93-47z">
            <text:p/>
          </draw:path>
          <draw:path draw:style-name="gr6" draw:text-style-name="P13" draw:layer="layout" svg:width="0.604cm" svg:height="0.041cm" svg:x="15.264cm" svg:y="5.045cm" svg:viewBox="0 0 605 42" svg:d="M568 42c17 0 37 0 37-20 0-22-20-22-37-22h-534c-17 0-34 0-34 22 0 20 17 20 34 20z">
            <text:p/>
          </draw:path>
          <draw:path draw:style-name="gr6" draw:text-style-name="P13" draw:layer="layout" svg:width="0.703cm" svg:height="0.671cm" svg:x="16.202cm" svg:y="4.642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4-22l20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6" draw:text-style-name="P13" draw:layer="layout" svg:width="0.304cm" svg:height="0.598cm" svg:x="16.793cm" svg:y="5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6" draw:text-style-name="P13" draw:layer="layout" svg:width="0.231cm" svg:height="0.985cm" svg:x="17.305cm" svg:y="4.57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3" draw:layer="layout" svg:width="0.433cm" svg:height="0.447cm" svg:x="17.619cm" svg:y="4.874cm" svg:viewBox="0 0 434 448" svg:d="M434 70c0-53-25-70-42-70-25 0-50 25-50 48 0 14 5 19 16 30 20 20 34 45 34 82 0 39-59 266-176 266-51 0-73-34-73-84 0-56 28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3" draw:layer="layout" svg:width="0.231cm" svg:height="0.985cm" svg:x="18.156cm" svg:y="4.57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6" draw:text-style-name="P13" draw:layer="layout" svg:width="4.023cm" svg:height="0.041cm" svg:x="14.474cm" svg:y="5.709cm" svg:viewBox="0 0 4024 42" draw:points="2010,42 0,42 0,0 4024,0 4024,42">
            <text:p/>
          </draw:polygon>
          <draw:path draw:style-name="gr6" draw:text-style-name="P13" draw:layer="layout" svg:width="0.703cm" svg:height="0.671cm" svg:x="15.359cm" svg:y="5.981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3-3c-28-2-31-5-31-19 0 0 0-9 6-23z">
            <text:p/>
          </draw:path>
          <draw:path draw:style-name="gr6" draw:text-style-name="P13" draw:layer="layout" svg:width="0.175cm" svg:height="0.357cm" svg:x="16.121cm" svg:y="5.927cm" svg:viewBox="0 0 176 358" svg:d="M168 62c6-14 8-20 8-23 0-22-19-39-42-39-28 0-36 22-39 34l-92 299c0 3-3 11-3 11 0 9 22 14 28 14 3 0 6 0 8-11z">
            <text:p/>
          </draw:path>
          <draw:path draw:style-name="gr6" draw:text-style-name="P13" draw:layer="layout" svg:width="0.304cm" svg:height="0.598cm" svg:x="15.95cm" svg:y="6.46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6" draw:text-style-name="P13" draw:layer="layout" svg:width="0.231cm" svg:height="0.985cm" svg:x="16.462cm" svg:y="5.91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3" draw:layer="layout" svg:width="0.433cm" svg:height="0.447cm" svg:x="16.776cm" svg:y="6.216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3" draw:layer="layout" svg:width="0.231cm" svg:height="0.985cm" svg:x="17.314cm" svg:y="5.91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frame draw:style-name="gr14" draw:text-style-name="P19" draw:layer="layout" svg:width="28cm" svg:height="13.758cm" svg:x="-0.314cm" svg:y="7.214cm">
          <draw:text-box>
            <text:p text:style-name="P5"><text:span text:style-name="T52">ב. הרבה קונים מאותה התפלגות </text:span><text:span text:style-name="T53">F</text:span><text:span text:style-name="T52"> ועם אותו </text:span><text:span text:style-name="T53">r</text:span><text:span text:style-name="T52">:</text:span></text:p>
            <text:p text:style-name="P5"><text:span text:style-name="T53"><text:s text:c="5"/>(נניח ש-</text:span><text:span text:style-name="T53">r</text:span><text:span text:style-name="T53"> פונקציה עולה).</text:span></text:p>
            <text:p text:style-name="P5"><text:span text:style-name="T52"><text:s text:c="4"/>תוחלת הרווח = <text:s text:c="2"/></text:span><text:span text:style-name="T53">r(v</text:span><text:span text:style-name="T55">j</text:span><text:span text:style-name="T53">)</text:span><text:span text:style-name="T53"> <text:s text:c="2"/></text:span><text:span text:style-name="T52">של המנצח.</text:span></text:p>
            <text:p text:style-name="P5"><text:span text:style-name="T52">כלל-הבחירה הוא: מכור למשתתף עם </text:span><text:span text:style-name="T53">v</text:span><text:span text:style-name="T55">j</text:span><text:span text:style-name="T52"> הכי גבוה,</text:span></text:p>
            <text:p text:style-name="P5"><text:span text:style-name="T52"><text:s text:c="5"/>בתנאי ש </text:span><text:span text:style-name="T53">r(v</text:span><text:span text:style-name="T55">j</text:span><text:span text:style-name="T53">)&gt;0</text:span><text:span text:style-name="T52">.</text:span></text:p>
            <text:p text:style-name="P5"><text:span text:style-name="T52">התשלום הוא ערך-הסף: הערך השני בגובהו</text:span></text:p>
            <text:p text:style-name="P5"><text:span text:style-name="T52"><text:s text:c="5"/>או </text:span><text:span text:style-name="T53">r </text:span><text:span text:style-name="T56">-1</text:span><text:span text:style-name="T53">(0)</text:span><text:span text:style-name="T53"> <text:s text:c="2"/>- <text:s text:c="2"/></text:span><text:span text:style-name="T52">הגבוה מביניהם.</text:span></text:p>
            <text:p text:style-name="P5"><text:span text:style-name="T57">--- שקול למכרז ויקרי עם מחיר מינימום </text:span><text:span text:style-name="T58">r </text:span><text:span text:style-name="T59">-1</text:span><text:span text:style-name="T58">(0)</text:span><text:span text:style-name="T58"> </text:span><text:span text:style-name="T57">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7" draw:layer="layout" svg:width="28cm" svg:height="2.352cm" svg:x="0cm" svg:y="-0.066cm" presentation:class="title" presentation:user-transformed="true">
          <draw:text-box>
            <text:p text:style-name="P1"><text:span text:style-name="T11">מיקסום רווח בשיטת מיירסון – חפץ אחד</text:span></text:p>
          </draw:text-box>
        </draw:frame>
        <draw:frame draw:style-name="gr12" draw:text-style-name="P18" draw:layer="layout" svg:width="28cm" svg:height="1.805cm" svg:x="0cm" svg:y="3.048cm">
          <draw:text-box>
            <text:p text:style-name="P5"><text:span text:style-name="T51">תוחלת הרווח = תוחלת סכום הערכים הוירטואליים.</text:span></text:p>
          </draw:text-box>
        </draw:frame>
        <draw:g>
          <svg:title>TexMaths</svg:title>
          <svg:desc>28§display§r_j(v)  :=  v - {1 - F_j(v) \over F_j'(v) }§svg§600§FALSE§</svg:desc>
          <draw:polygon draw:style-name="gr5" draw:text-style-name="P12" draw:layer="layout" svg:width="9.561cm" svg:height="2.486cm" svg:x="8.933cm" svg:y="4.575cm" svg:viewBox="0 0 9562 2487" draw:points="4783,2487 0,2487 0,0 9562,0 9562,2487">
            <text:p/>
          </draw:polygon>
          <draw:path draw:style-name="gr6" draw:text-style-name="P13" draw:layer="layout" svg:width="0.402cm" svg:height="0.447cm" svg:x="8.961cm" svg:y="5.541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6" draw:text-style-name="P13" draw:layer="layout" svg:width="0.304cm" svg:height="0.598cm" svg:x="9.375cm" svg:y="5.6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6" draw:text-style-name="P13" draw:layer="layout" svg:width="0.231cm" svg:height="0.985cm" svg:x="9.888cm" svg:y="5.2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3" draw:layer="layout" svg:width="0.433cm" svg:height="0.447cm" svg:x="10.199cm" svg:y="5.541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3" draw:layer="layout" svg:width="0.231cm" svg:height="0.985cm" svg:x="10.739cm" svg:y="5.2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3" draw:layer="layout" svg:width="0.105cm" svg:height="0.425cm" svg:x="11.422cm" svg:y="5.552cm" svg:viewBox="0 0 106 426" svg:d="M106 53c0-31-22-53-53-53-28 0-53 22-53 53 0 28 25 53 53 53 31 0 53-25 53-53zM106 375c0-31-22-53-53-53-28 0-53 22-53 53 0 28 25 51 53 51 31 0 53-23 53-51z">
            <text:p/>
          </draw:path>
          <draw:path draw:style-name="gr6" draw:text-style-name="P13" draw:layer="layout" svg:width="0.657cm" svg:height="0.231cm" svg:x="11.663cm" svg:y="5.61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6" draw:text-style-name="P13" draw:layer="layout" svg:width="0.433cm" svg:height="0.447cm" svg:x="12.674cm" svg:y="5.541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3" draw:layer="layout" svg:width="0.604cm" svg:height="0.041cm" svg:x="13.455cm" svg:y="5.709cm" svg:viewBox="0 0 605 42" svg:d="M568 42c17 0 37 0 37-20 0-22-20-22-37-22h-534c-17 0-34 0-34 22 0 20 17 20 34 20z">
            <text:p/>
          </draw:path>
          <draw:path draw:style-name="gr6" draw:text-style-name="P13" draw:layer="layout" svg:width="0.327cm" svg:height="0.657cm" svg:x="14.561cm" svg:y="4.656cm" svg:viewBox="0 0 328 658" svg:d="M204 25c0-22 0-25-22-25-62 64-151 64-182 64v31c20 0 78 0 129-28v513c0 36-3 47-93 47h-30v31c36-3 120-3 162-3 39 0 126 0 160 3v-31h-31c-90 0-93-11-93-47z">
            <text:p/>
          </draw:path>
          <draw:path draw:style-name="gr6" draw:text-style-name="P13" draw:layer="layout" svg:width="0.604cm" svg:height="0.041cm" svg:x="15.264cm" svg:y="5.045cm" svg:viewBox="0 0 605 42" svg:d="M568 42c17 0 37 0 37-20 0-22-20-22-37-22h-534c-17 0-34 0-34 22 0 20 17 20 34 20z">
            <text:p/>
          </draw:path>
          <draw:path draw:style-name="gr6" draw:text-style-name="P13" draw:layer="layout" svg:width="0.703cm" svg:height="0.671cm" svg:x="16.202cm" svg:y="4.642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4-22l20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6" draw:text-style-name="P13" draw:layer="layout" svg:width="0.304cm" svg:height="0.598cm" svg:x="16.793cm" svg:y="5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6" draw:text-style-name="P13" draw:layer="layout" svg:width="0.231cm" svg:height="0.985cm" svg:x="17.305cm" svg:y="4.57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3" draw:layer="layout" svg:width="0.433cm" svg:height="0.447cm" svg:x="17.619cm" svg:y="4.874cm" svg:viewBox="0 0 434 448" svg:d="M434 70c0-53-25-70-42-70-25 0-50 25-50 48 0 14 5 19 16 30 20 20 34 45 34 82 0 39-59 266-176 266-51 0-73-34-73-84 0-56 28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3" draw:layer="layout" svg:width="0.231cm" svg:height="0.985cm" svg:x="18.156cm" svg:y="4.57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6" draw:text-style-name="P13" draw:layer="layout" svg:width="4.023cm" svg:height="0.041cm" svg:x="14.474cm" svg:y="5.709cm" svg:viewBox="0 0 4024 42" draw:points="2010,42 0,42 0,0 4024,0 4024,42">
            <text:p/>
          </draw:polygon>
          <draw:path draw:style-name="gr6" draw:text-style-name="P13" draw:layer="layout" svg:width="0.703cm" svg:height="0.671cm" svg:x="15.359cm" svg:y="5.981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3-3c-28-2-31-5-31-19 0 0 0-9 6-23z">
            <text:p/>
          </draw:path>
          <draw:path draw:style-name="gr6" draw:text-style-name="P13" draw:layer="layout" svg:width="0.175cm" svg:height="0.357cm" svg:x="16.121cm" svg:y="5.927cm" svg:viewBox="0 0 176 358" svg:d="M168 62c6-14 8-20 8-23 0-22-19-39-42-39-28 0-36 22-39 34l-92 299c0 3-3 11-3 11 0 9 22 14 28 14 3 0 6 0 8-11z">
            <text:p/>
          </draw:path>
          <draw:path draw:style-name="gr6" draw:text-style-name="P13" draw:layer="layout" svg:width="0.304cm" svg:height="0.598cm" svg:x="15.95cm" svg:y="6.46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6" draw:text-style-name="P13" draw:layer="layout" svg:width="0.231cm" svg:height="0.985cm" svg:x="16.462cm" svg:y="5.91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3" draw:layer="layout" svg:width="0.433cm" svg:height="0.447cm" svg:x="16.776cm" svg:y="6.216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3" draw:layer="layout" svg:width="0.231cm" svg:height="0.985cm" svg:x="17.314cm" svg:y="5.91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frame draw:style-name="gr15" draw:text-style-name="P19" draw:layer="layout" svg:width="28cm" svg:height="14.495cm" svg:x="0cm" svg:y="6.908cm">
          <draw:text-box>
            <text:p xml:id="id21" text:id="id21" text:style-name="P5"><text:span text:style-name="T52">ג. שני קונים עם התפלגויות שונות:</text:span></text:p>
            <text:p xml:id="id22" text:id="id22" text:style-name="P5"><text:span text:style-name="T52"><text:s text:c="4"/>תוחלת הרווח = <text:s text:c="2"/></text:span><text:span text:style-name="T53">r</text:span><text:span text:style-name="T55">j</text:span><text:span text:style-name="T53">(v</text:span><text:span text:style-name="T55">j</text:span><text:span text:style-name="T53">)</text:span><text:span text:style-name="T53"> <text:s text:c="2"/></text:span><text:span text:style-name="T52">של המנצח.</text:span></text:p>
            <text:p xml:id="id23" text:id="id23" text:style-name="P5"><text:span text:style-name="T52">כלל-הבחירה הוא: מכור למשתתף עם </text:span><text:span text:style-name="T53">r</text:span><text:span text:style-name="T55">j</text:span><text:span text:style-name="T53">(v</text:span><text:span text:style-name="T55">j</text:span><text:span text:style-name="T53">)</text:span><text:span text:style-name="T52"> הכי גבוה, <text:s/>בתנאי ש <text:s/></text:span><text:span text:style-name="T53">r</text:span><text:span text:style-name="T55">j</text:span><text:span text:style-name="T53">(v</text:span><text:span text:style-name="T55">j</text:span><text:span text:style-name="T53">)&gt;0</text:span><text:span text:style-name="T52">. <text:s text:c="2"/>התשלום = ערך-הסף.</text:span></text:p>
            <text:p xml:id="id24" text:id="id24" text:style-name="P5"><text:span text:style-name="T60">דוגמה</text:span><text:span text:style-name="T61">: <text:s text:c="7"/></text:span><text:span text:style-name="T62">F</text:span><text:span text:style-name="T63">a</text:span><text:span text:style-name="T61">=Unif[10,30], <text:s text:c="2"/></text:span><text:span text:style-name="T62">F</text:span><text:span text:style-name="T63">b</text:span><text:span text:style-name="T61">=Unif[20,40]</text:span><text:span text:style-name="T61">.</text:span></text:p>
            <text:p xml:id="id25" text:id="id25" text:style-name="P9"><text:span text:style-name="T62">r</text:span><text:span text:style-name="T63">a</text:span><text:span text:style-name="T62">(v) = 2v-30, <text:s text:c="10"/>r</text:span><text:span text:style-name="T63">b</text:span><text:span text:style-name="T62">(v) = 2v-40.</text:span></text:p>
            <text:p xml:id="id26" text:id="id26" text:style-name="P5"><text:span text:style-name="T62">אם </text:span><text:span text:style-name="T62">a</text:span><text:span text:style-name="T62"> אמר </text:span><text:span text:style-name="T64">23</text:span><text:span text:style-name="T62"> ו-</text:span><text:span text:style-name="T62">b</text:span><text:span text:style-name="T62"> אמר </text:span><text:span text:style-name="T64">27</text:span><text:span text:style-name="T62">, אז </text:span><text:span text:style-name="T62">a</text:span><text:span text:style-name="T62"> יזכה! וישלם את ערך-הסף שלו שהוא </text:span><text:span text:style-name="T64">22</text:span><text:span text:style-name="T62"> [ערך הסף של </text:span><text:span text:style-name="T62">b</text:span><text:span text:style-name="T62"> הוא </text:span><text:span text:style-name="T64">28</text:span><text:span text:style-name="T62">]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4" draw:layer="layout" svg:width="28cm" svg:height="2.352cm" svg:x="0cm" svg:y="-0.066cm" presentation:class="title" presentation:user-transformed="true">
          <draw:text-box>
            <text:p text:style-name="P1"><text:span text:style-name="T3">מיקסום רווח במערכת הפירסום של יאהו *</text:span></text:p>
          </draw:text-box>
        </draw:frame>
        <draw:frame draw:style-name="gr16" draw:text-style-name="P22" draw:layer="layout" svg:width="25.654cm" svg:height="5.756cm" svg:x="1.778cm" svg:y="14.986cm">
          <draw:text-box>
            <text:p xml:id="id32" text:id="id32" text:style-name="P21"><text:span text:style-name="T65">* <text:s/></text:span><text:span text:style-name="T65"><text:a xlink:href="http://theory.stanford.edu/~tim/f13/l/l6.pdf" xlink:type="simple">http://theory.stanford.edu/~tim/f13/l/l6.pdf</text:a></text:span></text:p>
            <text:p xml:id="id33" text:id="id33" text:style-name="P21"><text:span text:style-name="T65">* Ostrovsky, Michael, and Michael Schwarz. "Reserve prices in internet advertising auctions: A field experiment." Proceedings of the 12th ACM conference on Electronic commerce. ACM, 2011.</text:span></text:p>
          </draw:text-box>
        </draw:frame>
        <draw:frame draw:style-name="gr17" draw:text-style-name="P23" draw:layer="layout" svg:width="25.908cm" svg:height="12.775cm" svg:x="0.762cm" svg:y="2.181cm">
          <draw:text-box>
            <text:list text:style-name="L1">
              <text:list-item>
                <text:p xml:id="id27" text:id="id27" text:style-name="P5"><text:span text:style-name="T66">עד </text:span><text:span text:style-name="T66">2008</text:span><text:span text:style-name="T66">, יאהו השתמשה במחירי-מינימום נמוכים וזהים עבור כל מילות-החיפוש.</text:span></text:p>
              </text:list-item>
              <text:list-item>
                <text:p xml:id="id28" text:id="id28" text:style-name="P5"><text:span text:style-name="T66">ב-</text:span><text:span text:style-name="T66">2008</text:span><text:span text:style-name="T66"> בוצע מחקר סטטיסטי שנועד להעריך את ההתפלגות </text:span><text:span text:style-name="T67">F</text:span><text:span text:style-name="T66"> עבור כל מילה בנפרד.</text:span></text:p>
              </text:list-item>
              <text:list-item>
                <text:p xml:id="id29" text:id="id29" text:style-name="P5"><text:span text:style-name="T66">חושב מחיר-מינימום שונה עבור כל מילה. </text:span></text:p>
              </text:list-item>
              <text:list-item>
                <text:p xml:id="id30" text:id="id30" text:style-name="P5"><text:span text:style-name="T66">המנהלים לא הסכימו להשתמש במחירים החדשים אלא עשו ממוצע בין הישנים לחדשים.</text:span></text:p>
              </text:list-item>
              <text:list-item>
                <text:p xml:id="id31" text:id="id31" text:style-name="P5"><text:span text:style-name="T68">התוצאה</text:span><text:span text:style-name="T69">: עליה גדולה ברווחים בסוף </text:span><text:span text:style-name="T69">2008</text:span><text:span text:style-name="T69">.</text:span></text:p>
              </text:list-item>
            </text:list>
          </draw:text-box>
        </draw:frame>
        <draw:frame draw:style-name="gr18" draw:text-style-name="P24" draw:layer="layout" svg:width="1.999cm" svg:height="0.999cm" svg:x="14.833cm" svg:y="9.95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6" draw:text-style-name="P7" draw:layer="layout" svg:width="28cm" svg:height="3.473cm" svg:x="0cm" svg:y="0.092cm" presentation:class="title" presentation:user-transformed="true">
          <draw:text-box>
            <text:p text:style-name="P25"><text:span text:style-name="T11">מיקסום רווח בשיטת בולוב-קלמפרר</text:span><text:span text:style-name="T11"><text:line-break/></text:span><text:span text:style-name="T11">(Bulow - Klemperer)</text:span></text:p>
          </draw:text-box>
        </draw:frame>
        <draw:frame draw:style-name="gr19" draw:text-style-name="P26" draw:layer="layout" svg:width="28cm" svg:height="23.253cm" svg:x="0cm" svg:y="3.606cm">
          <draw:text-box>
            <text:list text:style-name="L1">
              <text:list-item>
                <text:p xml:id="id34" text:id="id34" text:style-name="P5"><text:span text:style-name="T70">רוצים למכור חפץ </text:span><text:span text:style-name="T70">1</text:span><text:span text:style-name="T70"> לקונים עם התפלגות זהה - </text:span><text:span text:style-name="T71">F</text:span><text:span text:style-name="T70">.</text:span></text:p>
              </text:list-item>
              <text:list-item>
                <text:p xml:id="id35" text:id="id35" text:style-name="P5"><text:span text:style-name="T72">מכרז פשוט = מכרז ויקרי בלי מחיר מינימום.</text:span><text:span text:style-name="T72"><text:line-break/></text:span><text:span text:style-name="T73">לא דורש לחשב את </text:span><text:span text:style-name="T74">F</text:span><text:span text:style-name="T73">, </text:span><text:span text:style-name="T75">אבל הרווח לא אופטימלי.</text:span></text:p>
              </text:list-item>
              <text:list-item>
                <text:p xml:id="id36" text:id="id36" text:style-name="P5"><text:span text:style-name="T76">מכרז אופטימלי = מכרז עם מחיר המינימום של מיירסון. משיג את תוחלת-הרווח הגבוהה ביותר, אבל, דורש הרבה עבודה כדי לחשב את </text:span><text:span text:style-name="T77">F</text:span><text:span text:style-name="T76">.</text:span></text:p>
              </text:list-item>
              <text:list-item>
                <text:p xml:id="id37" text:id="id37" text:style-name="P5"><text:span text:style-name="T78">משפט בולוב-קלמפרר</text:span><text:span text:style-name="T70">: תוחלת הרווח </text:span><text:span text:style-name="T70"><text:line-break/></text:span><text:span text:style-name="T70"> <text:s text:c="4"/>של </text:span><text:span text:style-name="T72">מכרז פשוט עם </text:span><text:span text:style-name="T74">n</text:span><text:span text:style-name="T73">+</text:span><text:span text:style-name="T72">1</text:span><text:span text:style-name="T72"> משתתפים</text:span><text:span text:style-name="T70"><text:line-break/></text:span><text:span text:style-name="T70">&gt;= של </text:span><text:span text:style-name="T76">מכרז אופטימלי עם </text:span><text:span text:style-name="T77">n</text:span><text:span text:style-name="T76"> משתתפים</text:span><text:span text:style-name="T70">!</text:span></text:p>
              </text:list-item>
              <text:list-item>
                <text:p xml:id="id38" text:id="id38" text:style-name="P5"><text:span text:style-name="T70">מסקנה: במקום סטטיסטיקה – תביאו עוד משתתף!</text:span></text:p>
              </text:list-item>
            </text:list>
          </draw:text-box>
        </draw:frame>
        <draw:frame draw:style-name="gr18" draw:text-style-name="P24" draw:layer="layout" svg:width="1.999cm" svg:height="0.999cm" svg:x="14.833cm" svg:y="9.95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5" draw:text-style-name="P7" draw:layer="layout" svg:width="28cm" svg:height="2.352cm" svg:x="0cm" svg:y="0.651cm" presentation:class="title" presentation:user-transformed="true">
          <draw:text-box>
            <text:p text:style-name="P25"><text:span text:style-name="T11">משפט בולוב-קלמפרר - הוכחה</text:span></text:p>
          </draw:text-box>
        </draw:frame>
        <draw:frame draw:style-name="gr20" draw:text-style-name="P27" draw:layer="layout" svg:width="28cm" svg:height="19.899cm" svg:x="0cm" svg:y="4.064cm">
          <draw:text-box>
            <text:list text:style-name="L1">
              <text:list-item>
                <text:p xml:id="id39" text:id="id39" text:style-name="P5"><text:span text:style-name="T70">נגדיר </text:span><text:span text:style-name="T79">מכרז עזר</text:span><text:span text:style-name="T70"> שבו מוכרים את החפץ לקונה עם הערך הוירטואלי הגבוה ביותר מתוך ה-</text:span><text:span text:style-name="T71">n</text:span><text:span text:style-name="T70"> הראשונים אם הוא חיובי; אחרת – נותנים לקונה ה-</text:span><text:span text:style-name="T80">n</text:span><text:span text:style-name="T70">+1</text:span><text:span text:style-name="T70"> חינם.</text:span></text:p>
              </text:list-item>
              <text:list-item>
                <text:p xml:id="id40" text:id="id40" text:style-name="P5"><text:span text:style-name="T72">במכרז פשוט עם </text:span><text:span text:style-name="T74">n</text:span><text:span text:style-name="T73">+</text:span><text:span text:style-name="T72">1</text:span><text:span text:style-name="T72"> משתתפים</text:span><text:span text:style-name="T70">, מוכרים את החפץ לקונה עם הערך הוירטואלי הגבוה ביותר מתוך ה-</text:span><text:span text:style-name="T71">n</text:span><text:span text:style-name="T70">+1</text:span><text:span text:style-name="T70">. לכן:</text:span></text:p>
              </text:list-item>
              <text:list-item>
                <text:p xml:id="id41" text:id="id41" text:style-name="P5"><text:span text:style-name="T70">תוחלת הרווח </text:span><text:span text:style-name="T72">במכרז פשוט עם </text:span><text:span text:style-name="T74">n</text:span><text:span text:style-name="T73">+</text:span><text:span text:style-name="T72">1</text:span><text:span text:style-name="T72"> משתתפים</text:span><text:span text:style-name="T70"> </text:span><text:span text:style-name="T70"><text:line-break/></text:span><text:span text:style-name="T70">&gt;= <text:s/></text:span><text:span text:style-name="T79">במכרז העזר</text:span><text:span text:style-name="T70"><text:line-break/></text:span><text:span text:style-name="T70">&gt;= </text:span><text:span text:style-name="T76">במכרז אופטימלי עם </text:span><text:span text:style-name="T77">n</text:span><text:span text:style-name="T76"> משתתפים</text:span><text:span text:style-name="T70">.</text:span></text:p>
                <text:p text:style-name="P5"><text:span text:style-name="T70"/></text:p>
              </text:list-item>
            </text:list>
          </draw:text-box>
        </draw:frame>
        <draw:frame draw:style-name="gr18" draw:text-style-name="P24" draw:layer="layout" svg:width="1.999cm" svg:height="0.999cm" svg:x="14.833cm" svg:y="9.95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" svg:font-family="Arial"/>
    <style:font-face style:name="Nachlieli CLM2" svg:font-family="'Nachlieli CLM'"/>
    <style:font-face style:name="Arial2" svg:font-family="Arial" style:font-family-generic="decorative"/>
    <style:font-face style:name="ＭＳ Ｐゴシック1" svg:font-family="'ＭＳ Ｐゴシック'" style:font-family-generic="decorative"/>
    <style:font-face style:name="Monospace" svg:font-family="Monospace" style:font-pitch="fixed"/>
    <style:font-face style:name="ＭＳ Ｐゴシック" svg:font-family="'ＭＳ Ｐゴシック'" style:font-pitch="fixed"/>
    <style:font-face style:name="David CLM" svg:font-family="'David CLM'" style:font-pitch="variable"/>
    <style:font-face style:name="Nachlieli CLM1" svg:font-family="'Nachlieli CLM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Miriam CLM" svg:font-family="'Miriam CLM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3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3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30pt" style:language-asian="en" style:country-asian="US" style:font-style-asian="normal" style:font-weight-asian="normal" style:font-name-complex="ＭＳ Ｐゴシック1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5.3999996185303pt" fo:letter-spacing="normal" fo:font-style="normal" style:text-underline-style="none" fo:font-weight="normal" style:font-name-asian="ＭＳ Ｐゴシック" style:font-family-asian="'ＭＳ Ｐゴシック'" style:font-pitch-asian="fixed" style:font-size-asian="23pt" style:font-style-asian="normal" style:font-weight-asian="normal" style:font-name-complex="ＭＳ Ｐゴシック1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2.1000003814697pt" fo:letter-spacing="normal" fo:font-style="normal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2.1000003814697pt" fo:letter-spacing="normal" fo:font-style="normal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24pt" style:language-asian="en" style:country-asian="US" style:font-style-asian="normal" style:font-weight-asian="normal" style:font-name-complex="ＭＳ Ｐゴシック1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3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30pt" style:language-asian="en" style:country-asian="US" style:font-style-asian="normal" style:font-weight-asian="normal" style:font-name-complex="ＭＳ Ｐゴシック1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5.3999996185303pt" fo:letter-spacing="normal" fo:font-style="normal" style:text-underline-style="none" fo:font-weight="normal" style:font-name-asian="ＭＳ Ｐゴシック" style:font-family-asian="'ＭＳ Ｐゴシック'" style:font-pitch-asian="fixed" style:font-size-asian="23pt" style:font-style-asian="normal" style:font-weight-asian="normal" style:font-name-complex="ＭＳ Ｐゴシック1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2.1000003814697pt" fo:letter-spacing="normal" fo:font-style="normal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2.1000003814697pt" fo:letter-spacing="normal" fo:font-style="normal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24pt" style:language-asian="en" style:country-asian="US" style:font-style-asian="normal" style:font-weight-asian="normal" style:font-name-complex="ＭＳ Ｐゴシック1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" fo:font-size="39pt" fo:letter-spacing="normal" fo:font-style="normal" style:text-underline-style="none" fo:font-weight="bold" style:font-name-asian="ＭＳ Ｐゴシック" style:font-size-asian="39pt" style:font-style-asian="normal" style:font-weight-asian="bold" style:font-name-complex="ＭＳ Ｐゴシック1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ＭＳ Ｐゴシック" style:font-size-asian="30pt" style:font-style-asian="normal" style:font-weight-asian="normal" style:font-name-complex="ＭＳ Ｐゴシック1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ＭＳ Ｐゴシック" style:font-size-asian="26pt" style:font-style-asian="normal" style:font-weight-asian="normal" style:font-name-complex="ＭＳ Ｐゴシック1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3pt" fo:letter-spacing="normal" fo:font-style="normal" style:text-underline-style="none" fo:font-weight="normal" style:font-name-asian="ＭＳ Ｐゴシック" style:font-size-asian="23pt" style:font-style-asian="normal" style:font-weight-asian="normal" style:font-name-complex="ＭＳ Ｐゴシック1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name-complex="ＭＳ Ｐゴシック1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9-02-05T22:46:46.432833435</dc:date>
    <meta:editing-duration>P4DT14H55M48S</meta:editing-duration>
    <meta:editing-cycles>1193</meta:editing-cycles>
    <meta:generator>LibreOffice/5.4.7.2$Linux_X86_64 LibreOffice_project/c838ef25c16710f8838b1faec480ebba495259d0</meta:generator>
    <meta:document-statistic meta:object-count="425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